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022-09-20-01" table:style-name="ta1">
        <table:shapes>
          <draw:frame draw:z-index="0" draw:style-name="gr1" draw:text-style-name="P1" svg:width="6.2988in" svg:height="3.5429in" svg:x="6.2358in" svg:y="41.7441in">
            <draw:object draw:notify-on-update-of-ranges="'data_2022-09-20-01'.F2:'data_2022-09-20-01'.F258 'data_2022-09-20-01'.C2:'data_2022-09-20-01'.C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gram Time [s]</text:p>
          </table:table-cell>
          <table:table-cell office:value-type="string" calcext:value-type="string">
            <text:p>data 0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/>
          <table:table-cell table:formula="of:=SUM([.C2:.C300])/SUM([.D2:.D300])" office:value-type="float" office:value="0.642067008830374" calcext:value-type="float">
            <text:p>0.642067008830374</text:p>
          </table:table-cell>
        </table:table-row>
        <table:table-row table:style-name="ro1">
          <table:table-cell office:value-type="float" office:value="4.92538" calcext:value-type="float">
            <text:p>4.92538</text:p>
          </table:table-cell>
          <table:table-cell office:value-type="float" office:value="-485" calcext:value-type="float">
            <text:p>-485</text:p>
          </table:table-cell>
          <table:table-cell office:value-type="float" office:value="-173" calcext:value-type="float">
            <text:p>-173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[.D2]*[.$F$1]" office:value-type="float" office:value="-166.937422295897" calcext:value-type="float">
            <text:p>-166.937422295897</text:p>
          </table:table-cell>
        </table:table-row>
        <table:table-row table:style-name="ro1">
          <table:table-cell office:value-type="float" office:value="5.00412" calcext:value-type="float">
            <text:p>5.00412</text:p>
          </table:table-cell>
          <table:table-cell office:value-type="float" office:value="-484" calcext:value-type="float">
            <text:p>-484</text:p>
          </table:table-cell>
          <table:table-cell office:value-type="float" office:value="-174" calcext:value-type="float">
            <text:p>-174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[.D3]*[.$F$1]" office:value-type="float" office:value="-167.579489304728" calcext:value-type="float">
            <text:p>-167.579489304728</text:p>
          </table:table-cell>
        </table:table-row>
        <table:table-row table:style-name="ro1">
          <table:table-cell office:value-type="float" office:value="5.08313" calcext:value-type="float">
            <text:p>5.08313</text:p>
          </table:table-cell>
          <table:table-cell office:value-type="float" office:value="-486" calcext:value-type="float">
            <text:p>-486</text:p>
          </table:table-cell>
          <table:table-cell office:value-type="float" office:value="-173" calcext:value-type="float">
            <text:p>-173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[.D4]*[.$F$1]" office:value-type="float" office:value="-166.295355287067" calcext:value-type="float">
            <text:p>-166.295355287067</text:p>
          </table:table-cell>
        </table:table-row>
        <table:table-row table:style-name="ro1">
          <table:table-cell office:value-type="float" office:value="5.16229" calcext:value-type="float">
            <text:p>5.16229</text:p>
          </table:table-cell>
          <table:table-cell office:value-type="float" office:value="-485" calcext:value-type="float">
            <text:p>-485</text:p>
          </table:table-cell>
          <table:table-cell office:value-type="float" office:value="-173" calcext:value-type="float">
            <text:p>-173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[.D5]*[.$F$1]" office:value-type="float" office:value="-166.937422295897" calcext:value-type="float">
            <text:p>-166.937422295897</text:p>
          </table:table-cell>
        </table:table-row>
        <table:table-row table:style-name="ro1">
          <table:table-cell office:value-type="float" office:value="5.24114" calcext:value-type="float">
            <text:p>5.24114</text:p>
          </table:table-cell>
          <table:table-cell office:value-type="float" office:value="-486" calcext:value-type="float">
            <text:p>-486</text:p>
          </table:table-cell>
          <table:table-cell office:value-type="float" office:value="-173" calcext:value-type="float">
            <text:p>-173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[.D6]*[.$F$1]" office:value-type="float" office:value="-166.937422295897" calcext:value-type="float">
            <text:p>-166.937422295897</text:p>
          </table:table-cell>
        </table:table-row>
        <table:table-row table:style-name="ro1">
          <table:table-cell office:value-type="float" office:value="5.32015" calcext:value-type="float">
            <text:p>5.32015</text:p>
          </table:table-cell>
          <table:table-cell office:value-type="float" office:value="-485" calcext:value-type="float">
            <text:p>-485</text:p>
          </table:table-cell>
          <table:table-cell office:value-type="float" office:value="-174" calcext:value-type="float">
            <text:p>-174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[.D7]*[.$F$1]" office:value-type="float" office:value="-166.937422295897" calcext:value-type="float">
            <text:p>-166.937422295897</text:p>
          </table:table-cell>
        </table:table-row>
        <table:table-row table:style-name="ro1">
          <table:table-cell office:value-type="float" office:value="5.39911" calcext:value-type="float">
            <text:p>5.39911</text:p>
          </table:table-cell>
          <table:table-cell office:value-type="float" office:value="-485" calcext:value-type="float">
            <text:p>-485</text:p>
          </table:table-cell>
          <table:table-cell office:value-type="float" office:value="-172" calcext:value-type="float">
            <text:p>-172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[.D8]*[.$F$1]" office:value-type="float" office:value="-167.579489304728" calcext:value-type="float">
            <text:p>-167.579489304728</text:p>
          </table:table-cell>
        </table:table-row>
        <table:table-row table:style-name="ro1">
          <table:table-cell office:value-type="float" office:value="5.47822" calcext:value-type="float">
            <text:p>5.47822</text:p>
          </table:table-cell>
          <table:table-cell office:value-type="float" office:value="-485" calcext:value-type="float">
            <text:p>-485</text:p>
          </table:table-cell>
          <table:table-cell office:value-type="float" office:value="-177" calcext:value-type="float">
            <text:p>-177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[.D9]*[.$F$1]" office:value-type="float" office:value="-163.727087251745" calcext:value-type="float">
            <text:p>-163.727087251745</text:p>
          </table:table-cell>
        </table:table-row>
        <table:table-row table:style-name="ro1">
          <table:table-cell office:value-type="float" office:value="5.5575" calcext:value-type="float">
            <text:p>5.5575</text:p>
          </table:table-cell>
          <table:table-cell office:value-type="float" office:value="-494" calcext:value-type="float">
            <text:p>-494</text:p>
          </table:table-cell>
          <table:table-cell office:value-type="float" office:value="-174" calcext:value-type="float">
            <text:p>-174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[.D10]*[.$F$1]" office:value-type="float" office:value="-158.590551181102" calcext:value-type="float">
            <text:p>-158.590551181102</text:p>
          </table:table-cell>
        </table:table-row>
        <table:table-row table:style-name="ro1">
          <table:table-cell office:value-type="float" office:value="5.63617" calcext:value-type="float">
            <text:p>5.63617</text:p>
          </table:table-cell>
          <table:table-cell office:value-type="float" office:value="-502" calcext:value-type="float">
            <text:p>-502</text:p>
          </table:table-cell>
          <table:table-cell office:value-type="float" office:value="-171" calcext:value-type="float">
            <text:p>-171</text:p>
          </table:table-cell>
          <table:table-cell office:value-type="float" office:value="-234" calcext:value-type="float">
            <text:p>-234</text:p>
          </table:table-cell>
          <table:table-cell/>
          <table:table-cell table:formula="of:=[.D11]*[.$F$1]" office:value-type="float" office:value="-150.243680066307" calcext:value-type="float">
            <text:p>-150.243680066307</text:p>
          </table:table-cell>
        </table:table-row>
        <table:table-row table:style-name="ro1">
          <table:table-cell office:value-type="float" office:value="5.71541" calcext:value-type="float">
            <text:p>5.71541</text:p>
          </table:table-cell>
          <table:table-cell office:value-type="float" office:value="-463" calcext:value-type="float">
            <text:p>-463</text:p>
          </table:table-cell>
          <table:table-cell office:value-type="float" office:value="-170" calcext:value-type="float">
            <text:p>-170</text:p>
          </table:table-cell>
          <table:table-cell office:value-type="float" office:value="-295" calcext:value-type="float">
            <text:p>-295</text:p>
          </table:table-cell>
          <table:table-cell/>
          <table:table-cell table:formula="of:=[.D12]*[.$F$1]" office:value-type="float" office:value="-189.40976760496" calcext:value-type="float">
            <text:p>-189.40976760496</text:p>
          </table:table-cell>
        </table:table-row>
        <table:table-row table:style-name="ro1">
          <table:table-cell office:value-type="float" office:value="5.79437" calcext:value-type="float">
            <text:p>5.79437</text:p>
          </table:table-cell>
          <table:table-cell office:value-type="float" office:value="-468" calcext:value-type="float">
            <text:p>-468</text:p>
          </table:table-cell>
          <table:table-cell office:value-type="float" office:value="-147" calcext:value-type="float">
            <text:p>-147</text:p>
          </table:table-cell>
          <table:table-cell office:value-type="float" office:value="-299" calcext:value-type="float">
            <text:p>-299</text:p>
          </table:table-cell>
          <table:table-cell/>
          <table:table-cell table:formula="of:=[.D13]*[.$F$1]" office:value-type="float" office:value="-191.978035640282" calcext:value-type="float">
            <text:p>-191.978035640282</text:p>
          </table:table-cell>
        </table:table-row>
        <table:table-row table:style-name="ro1">
          <table:table-cell office:value-type="float" office:value="5.87313" calcext:value-type="float">
            <text:p>5.87313</text:p>
          </table:table-cell>
          <table:table-cell office:value-type="float" office:value="-464" calcext:value-type="float">
            <text:p>-464</text:p>
          </table:table-cell>
          <table:table-cell office:value-type="float" office:value="-132" calcext:value-type="float">
            <text:p>-132</text:p>
          </table:table-cell>
          <table:table-cell office:value-type="float" office:value="-302" calcext:value-type="float">
            <text:p>-302</text:p>
          </table:table-cell>
          <table:table-cell/>
          <table:table-cell table:formula="of:=[.D14]*[.$F$1]" office:value-type="float" office:value="-193.904236666773" calcext:value-type="float">
            <text:p>-193.904236666773</text:p>
          </table:table-cell>
        </table:table-row>
        <table:table-row table:style-name="ro1">
          <table:table-cell office:value-type="float" office:value="5.95213" calcext:value-type="float">
            <text:p>5.95213</text:p>
          </table:table-cell>
          <table:table-cell office:value-type="float" office:value="-472" calcext:value-type="float">
            <text:p>-472</text:p>
          </table:table-cell>
          <table:table-cell office:value-type="float" office:value="-111" calcext:value-type="float">
            <text:p>-111</text:p>
          </table:table-cell>
          <table:table-cell office:value-type="float" office:value="-303" calcext:value-type="float">
            <text:p>-303</text:p>
          </table:table-cell>
          <table:table-cell/>
          <table:table-cell table:formula="of:=[.D15]*[.$F$1]" office:value-type="float" office:value="-194.546303675603" calcext:value-type="float">
            <text:p>-194.546303675603</text:p>
          </table:table-cell>
        </table:table-row>
        <table:table-row table:style-name="ro1">
          <table:table-cell office:value-type="float" office:value="6.03111" calcext:value-type="float">
            <text:p>6.03111</text:p>
          </table:table-cell>
          <table:table-cell office:value-type="float" office:value="-479" calcext:value-type="float">
            <text:p>-479</text:p>
          </table:table-cell>
          <table:table-cell office:value-type="float" office:value="-91" calcext:value-type="float">
            <text:p>-91</text:p>
          </table:table-cell>
          <table:table-cell office:value-type="float" office:value="-303" calcext:value-type="float">
            <text:p>-303</text:p>
          </table:table-cell>
          <table:table-cell/>
          <table:table-cell table:formula="of:=[.D16]*[.$F$1]" office:value-type="float" office:value="-194.546303675603" calcext:value-type="float">
            <text:p>-194.546303675603</text:p>
          </table:table-cell>
        </table:table-row>
        <table:table-row table:style-name="ro1">
          <table:table-cell office:value-type="float" office:value="6.11027" calcext:value-type="float">
            <text:p>6.11027</text:p>
          </table:table-cell>
          <table:table-cell office:value-type="float" office:value="-481" calcext:value-type="float">
            <text:p>-481</text:p>
          </table:table-cell>
          <table:table-cell office:value-type="float" office:value="-80" calcext:value-type="float">
            <text:p>-80</text:p>
          </table:table-cell>
          <table:table-cell office:value-type="float" office:value="-302" calcext:value-type="float">
            <text:p>-302</text:p>
          </table:table-cell>
          <table:table-cell/>
          <table:table-cell table:formula="of:=[.D17]*[.$F$1]" office:value-type="float" office:value="-193.904236666773" calcext:value-type="float">
            <text:p>-193.904236666773</text:p>
          </table:table-cell>
        </table:table-row>
        <table:table-row table:style-name="ro1">
          <table:table-cell office:value-type="float" office:value="6.18916" calcext:value-type="float">
            <text:p>6.18916</text:p>
          </table:table-cell>
          <table:table-cell office:value-type="float" office:value="-467" calcext:value-type="float">
            <text:p>-467</text:p>
          </table:table-cell>
          <table:table-cell office:value-type="float" office:value="-91" calcext:value-type="float">
            <text:p>-91</text:p>
          </table:table-cell>
          <table:table-cell office:value-type="float" office:value="-302" calcext:value-type="float">
            <text:p>-302</text:p>
          </table:table-cell>
          <table:table-cell/>
          <table:table-cell table:formula="of:=[.D18]*[.$F$1]" office:value-type="float" office:value="-193.904236666773" calcext:value-type="float">
            <text:p>-193.904236666773</text:p>
          </table:table-cell>
        </table:table-row>
        <table:table-row table:style-name="ro1">
          <table:table-cell office:value-type="float" office:value="6.2681" calcext:value-type="float">
            <text:p>6.2681</text:p>
          </table:table-cell>
          <table:table-cell office:value-type="float" office:value="-467" calcext:value-type="float">
            <text:p>-467</text:p>
          </table:table-cell>
          <table:table-cell office:value-type="float" office:value="-74" calcext:value-type="float">
            <text:p>-74</text:p>
          </table:table-cell>
          <table:table-cell office:value-type="float" office:value="-303" calcext:value-type="float">
            <text:p>-303</text:p>
          </table:table-cell>
          <table:table-cell/>
          <table:table-cell table:formula="of:=[.D19]*[.$F$1]" office:value-type="float" office:value="-194.546303675603" calcext:value-type="float">
            <text:p>-194.546303675603</text:p>
          </table:table-cell>
        </table:table-row>
        <table:table-row table:style-name="ro1">
          <table:table-cell office:value-type="float" office:value="6.34711" calcext:value-type="float">
            <text:p>6.34711</text:p>
          </table:table-cell>
          <table:table-cell office:value-type="float" office:value="-460" calcext:value-type="float">
            <text:p>-460</text:p>
          </table:table-cell>
          <table:table-cell office:value-type="float" office:value="-60" calcext:value-type="float">
            <text:p>-60</text:p>
          </table:table-cell>
          <table:table-cell office:value-type="float" office:value="-302" calcext:value-type="float">
            <text:p>-302</text:p>
          </table:table-cell>
          <table:table-cell/>
          <table:table-cell table:formula="of:=[.D20]*[.$F$1]" office:value-type="float" office:value="-193.904236666773" calcext:value-type="float">
            <text:p>-193.904236666773</text:p>
          </table:table-cell>
        </table:table-row>
        <table:table-row table:style-name="ro1">
          <table:table-cell office:value-type="float" office:value="6.42634" calcext:value-type="float">
            <text:p>6.42634</text:p>
          </table:table-cell>
          <table:table-cell office:value-type="float" office:value="-464" calcext:value-type="float">
            <text:p>-464</text:p>
          </table:table-cell>
          <table:table-cell office:value-type="float" office:value="-42" calcext:value-type="float">
            <text:p>-42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[.D21]*[.$F$1]" office:value-type="float" office:value="-192.620102649112" calcext:value-type="float">
            <text:p>-192.620102649112</text:p>
          </table:table-cell>
        </table:table-row>
        <table:table-row table:style-name="ro1">
          <table:table-cell office:value-type="float" office:value="6.50532" calcext:value-type="float">
            <text:p>6.50532</text:p>
          </table:table-cell>
          <table:table-cell office:value-type="float" office:value="-460" calcext:value-type="float">
            <text:p>-460</text:p>
          </table:table-cell>
          <table:table-cell office:value-type="float" office:value="-37" calcext:value-type="float">
            <text:p>-37</text:p>
          </table:table-cell>
          <table:table-cell office:value-type="float" office:value="-296" calcext:value-type="float">
            <text:p>-296</text:p>
          </table:table-cell>
          <table:table-cell/>
          <table:table-cell table:formula="of:=[.D22]*[.$F$1]" office:value-type="float" office:value="-190.051834613791" calcext:value-type="float">
            <text:p>-190.051834613791</text:p>
          </table:table-cell>
        </table:table-row>
        <table:table-row table:style-name="ro1">
          <table:table-cell office:value-type="float" office:value="6.58411" calcext:value-type="float">
            <text:p>6.58411</text:p>
          </table:table-cell>
          <table:table-cell office:value-type="float" office:value="-461" calcext:value-type="float">
            <text:p>-461</text:p>
          </table:table-cell>
          <table:table-cell office:value-type="float" office:value="-23" calcext:value-type="float">
            <text:p>-23</text:p>
          </table:table-cell>
          <table:table-cell office:value-type="float" office:value="-294" calcext:value-type="float">
            <text:p>-294</text:p>
          </table:table-cell>
          <table:table-cell/>
          <table:table-cell table:formula="of:=[.D23]*[.$F$1]" office:value-type="float" office:value="-188.76770059613" calcext:value-type="float">
            <text:p>-188.76770059613</text:p>
          </table:table-cell>
        </table:table-row>
        <table:table-row table:style-name="ro1">
          <table:table-cell office:value-type="float" office:value="6.66342" calcext:value-type="float">
            <text:p>6.66342</text:p>
          </table:table-cell>
          <table:table-cell office:value-type="float" office:value="-463" calcext:value-type="float">
            <text:p>-463</text:p>
          </table:table-cell>
          <table:table-cell office:value-type="float" office:value="-17" calcext:value-type="float">
            <text:p>-17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D24]*[.$F$1]" office:value-type="float" office:value="-186.199432560808" calcext:value-type="float">
            <text:p>-186.199432560808</text:p>
          </table:table-cell>
        </table:table-row>
        <table:table-row table:style-name="ro1">
          <table:table-cell office:value-type="float" office:value="6.74225" calcext:value-type="float">
            <text:p>6.74225</text:p>
          </table:table-cell>
          <table:table-cell office:value-type="float" office:value="-468" calcext:value-type="float">
            <text:p>-468</text:p>
          </table:table-cell>
          <table:table-cell office:value-type="float" office:value="-5" calcext:value-type="float">
            <text:p>-5</text:p>
          </table:table-cell>
          <table:table-cell office:value-type="float" office:value="-286" calcext:value-type="float">
            <text:p>-286</text:p>
          </table:table-cell>
          <table:table-cell/>
          <table:table-cell table:formula="of:=[.D25]*[.$F$1]" office:value-type="float" office:value="-183.631164525487" calcext:value-type="float">
            <text:p>-183.631164525487</text:p>
          </table:table-cell>
        </table:table-row>
        <table:table-row table:style-name="ro1">
          <table:table-cell office:value-type="float" office:value="6.82117" calcext:value-type="float">
            <text:p>6.82117</text:p>
          </table:table-cell>
          <table:table-cell office:value-type="float" office:value="-469" calcext:value-type="float">
            <text:p>-469</text:p>
          </table:table-cell>
          <table:table-cell office:value-type="float" office:value="7" calcext:value-type="float">
            <text:p>7</text:p>
          </table:table-cell>
          <table:table-cell office:value-type="float" office:value="-283" calcext:value-type="float">
            <text:p>-283</text:p>
          </table:table-cell>
          <table:table-cell/>
          <table:table-cell table:formula="of:=[.D26]*[.$F$1]" office:value-type="float" office:value="-181.704963498996" calcext:value-type="float">
            <text:p>-181.704963498996</text:p>
          </table:table-cell>
        </table:table-row>
        <table:table-row table:style-name="ro1">
          <table:table-cell office:value-type="float" office:value="6.90012" calcext:value-type="float">
            <text:p>6.90012</text:p>
          </table:table-cell>
          <table:table-cell office:value-type="float" office:value="-470" calcext:value-type="float">
            <text:p>-470</text:p>
          </table:table-cell>
          <table:table-cell office:value-type="float" office:value="17" calcext:value-type="float">
            <text:p>17</text:p>
          </table:table-cell>
          <table:table-cell office:value-type="float" office:value="-279" calcext:value-type="float">
            <text:p>-279</text:p>
          </table:table-cell>
          <table:table-cell/>
          <table:table-cell table:formula="of:=[.D27]*[.$F$1]" office:value-type="float" office:value="-179.136695463674" calcext:value-type="float">
            <text:p>-179.136695463674</text:p>
          </table:table-cell>
        </table:table-row>
        <table:table-row table:style-name="ro1">
          <table:table-cell office:value-type="float" office:value="6.97934" calcext:value-type="float">
            <text:p>6.97934</text:p>
          </table:table-cell>
          <table:table-cell office:value-type="float" office:value="-471" calcext:value-type="float">
            <text:p>-471</text:p>
          </table:table-cell>
          <table:table-cell office:value-type="float" office:value="27" calcext:value-type="float">
            <text:p>27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[.D28]*[.$F$1]" office:value-type="float" office:value="-175.926360419522" calcext:value-type="float">
            <text:p>-175.926360419522</text:p>
          </table:table-cell>
        </table:table-row>
        <table:table-row table:style-name="ro1">
          <table:table-cell office:value-type="float" office:value="7.05812" calcext:value-type="float">
            <text:p>7.05812</text:p>
          </table:table-cell>
          <table:table-cell office:value-type="float" office:value="-471" calcext:value-type="float">
            <text:p>-471</text:p>
          </table:table-cell>
          <table:table-cell office:value-type="float" office:value="36" calcext:value-type="float">
            <text:p>36</text:p>
          </table:table-cell>
          <table:table-cell office:value-type="float" office:value="-269" calcext:value-type="float">
            <text:p>-269</text:p>
          </table:table-cell>
          <table:table-cell/>
          <table:table-cell table:formula="of:=[.D29]*[.$F$1]" office:value-type="float" office:value="-172.716025375371" calcext:value-type="float">
            <text:p>-172.716025375371</text:p>
          </table:table-cell>
        </table:table-row>
        <table:table-row table:style-name="ro1">
          <table:table-cell office:value-type="float" office:value="7.1374" calcext:value-type="float">
            <text:p>7.1374</text:p>
          </table:table-cell>
          <table:table-cell office:value-type="float" office:value="-472" calcext:value-type="float">
            <text:p>-472</text:p>
          </table:table-cell>
          <table:table-cell office:value-type="float" office:value="44" calcext:value-type="float">
            <text:p>44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[.D30]*[.$F$1]" office:value-type="float" office:value="-170.789824348879" calcext:value-type="float">
            <text:p>-170.789824348879</text:p>
          </table:table-cell>
        </table:table-row>
        <table:table-row table:style-name="ro1">
          <table:table-cell office:value-type="float" office:value="7.21613" calcext:value-type="float">
            <text:p>7.21613</text:p>
          </table:table-cell>
          <table:table-cell office:value-type="float" office:value="-478" calcext:value-type="float">
            <text:p>-478</text:p>
          </table:table-cell>
          <table:table-cell office:value-type="float" office:value="56" calcext:value-type="float">
            <text:p>56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[.D31]*[.$F$1]" office:value-type="float" office:value="-168.221556313558" calcext:value-type="float">
            <text:p>-168.221556313558</text:p>
          </table:table-cell>
        </table:table-row>
        <table:table-row table:style-name="ro1">
          <table:table-cell office:value-type="float" office:value="7.29532" calcext:value-type="float">
            <text:p>7.29532</text:p>
          </table:table-cell>
          <table:table-cell office:value-type="float" office:value="-473" calcext:value-type="float">
            <text:p>-473</text:p>
          </table:table-cell>
          <table:table-cell office:value-type="float" office:value="59" calcext:value-type="float">
            <text:p>59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[.D32]*[.$F$1]" office:value-type="float" office:value="-165.011221269406" calcext:value-type="float">
            <text:p>-165.011221269406</text:p>
          </table:table-cell>
        </table:table-row>
        <table:table-row table:style-name="ro1">
          <table:table-cell office:value-type="float" office:value="7.3743" calcext:value-type="float">
            <text:p>7.3743</text:p>
          </table:table-cell>
          <table:table-cell office:value-type="float" office:value="-478" calcext:value-type="float">
            <text:p>-478</text:p>
          </table:table-cell>
          <table:table-cell office:value-type="float" office:value="72" calcext:value-type="float">
            <text:p>72</text:p>
          </table:table-cell>
          <table:table-cell office:value-type="float" office:value="-250" calcext:value-type="float">
            <text:p>-250</text:p>
          </table:table-cell>
          <table:table-cell/>
          <table:table-cell table:formula="of:=[.D33]*[.$F$1]" office:value-type="float" office:value="-160.516752207593" calcext:value-type="float">
            <text:p>-160.516752207593</text:p>
          </table:table-cell>
        </table:table-row>
        <table:table-row table:style-name="ro1">
          <table:table-cell office:value-type="float" office:value="7.4531" calcext:value-type="float">
            <text:p>7.4531</text:p>
          </table:table-cell>
          <table:table-cell office:value-type="float" office:value="-476" calcext:value-type="float">
            <text:p>-476</text:p>
          </table:table-cell>
          <table:table-cell office:value-type="float" office:value="77" calcext:value-type="float">
            <text:p>77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[.D34]*[.$F$1]" office:value-type="float" office:value="-156.664350154611" calcext:value-type="float">
            <text:p>-156.664350154611</text:p>
          </table:table-cell>
        </table:table-row>
        <table:table-row table:style-name="ro1">
          <table:table-cell office:value-type="float" office:value="7.5321" calcext:value-type="float">
            <text:p>7.5321</text:p>
          </table:table-cell>
          <table:table-cell office:value-type="float" office:value="-481" calcext:value-type="float">
            <text:p>-481</text:p>
          </table:table-cell>
          <table:table-cell office:value-type="float" office:value="92" calcext:value-type="float">
            <text:p>92</text:p>
          </table:table-cell>
          <table:table-cell office:value-type="float" office:value="-234" calcext:value-type="float">
            <text:p>-234</text:p>
          </table:table-cell>
          <table:table-cell/>
          <table:table-cell table:formula="of:=[.D35]*[.$F$1]" office:value-type="float" office:value="-150.243680066307" calcext:value-type="float">
            <text:p>-150.243680066307</text:p>
          </table:table-cell>
        </table:table-row>
        <table:table-row table:style-name="ro1">
          <table:table-cell office:value-type="float" office:value="7.61132" calcext:value-type="float">
            <text:p>7.61132</text:p>
          </table:table-cell>
          <table:table-cell office:value-type="float" office:value="-482" calcext:value-type="float">
            <text:p>-482</text:p>
          </table:table-cell>
          <table:table-cell office:value-type="float" office:value="99" calcext:value-type="float">
            <text:p>99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[.D36]*[.$F$1]" office:value-type="float" office:value="-146.391278013325" calcext:value-type="float">
            <text:p>-146.391278013325</text:p>
          </table:table-cell>
        </table:table-row>
        <table:table-row table:style-name="ro1">
          <table:table-cell office:value-type="float" office:value="7.69055" calcext:value-type="float">
            <text:p>7.69055</text:p>
          </table:table-cell>
          <table:table-cell office:value-type="float" office:value="-480" calcext:value-type="float">
            <text:p>-480</text:p>
          </table:table-cell>
          <table:table-cell office:value-type="float" office:value="100" calcext:value-type="float">
            <text:p>100</text:p>
          </table:table-cell>
          <table:table-cell office:value-type="float" office:value="-225" calcext:value-type="float">
            <text:p>-225</text:p>
          </table:table-cell>
          <table:table-cell/>
          <table:table-cell table:formula="of:=[.D37]*[.$F$1]" office:value-type="float" office:value="-144.465076986834" calcext:value-type="float">
            <text:p>-144.465076986834</text:p>
          </table:table-cell>
        </table:table-row>
        <table:table-row table:style-name="ro1">
          <table:table-cell office:value-type="float" office:value="7.76906" calcext:value-type="float">
            <text:p>7.76906</text:p>
          </table:table-cell>
          <table:table-cell office:value-type="float" office:value="-478" calcext:value-type="float">
            <text:p>-478</text:p>
          </table:table-cell>
          <table:table-cell office:value-type="float" office:value="103" calcext:value-type="float">
            <text:p>103</text:p>
          </table:table-cell>
          <table:table-cell office:value-type="float" office:value="-219" calcext:value-type="float">
            <text:p>-219</text:p>
          </table:table-cell>
          <table:table-cell/>
          <table:table-cell table:formula="of:=[.D38]*[.$F$1]" office:value-type="float" office:value="-140.612674933852" calcext:value-type="float">
            <text:p>-140.612674933852</text:p>
          </table:table-cell>
        </table:table-row>
        <table:table-row table:style-name="ro1">
          <table:table-cell office:value-type="float" office:value="7.84812" calcext:value-type="float">
            <text:p>7.84812</text:p>
          </table:table-cell>
          <table:table-cell office:value-type="float" office:value="-476" calcext:value-type="float">
            <text:p>-476</text:p>
          </table:table-cell>
          <table:table-cell office:value-type="float" office:value="113" calcext:value-type="float">
            <text:p>113</text:p>
          </table:table-cell>
          <table:table-cell office:value-type="float" office:value="-206" calcext:value-type="float">
            <text:p>-206</text:p>
          </table:table-cell>
          <table:table-cell/>
          <table:table-cell table:formula="of:=[.D39]*[.$F$1]" office:value-type="float" office:value="-132.265803819057" calcext:value-type="float">
            <text:p>-132.265803819057</text:p>
          </table:table-cell>
        </table:table-row>
        <table:table-row table:style-name="ro1">
          <table:table-cell office:value-type="float" office:value="7.92726" calcext:value-type="float">
            <text:p>7.92726</text:p>
          </table:table-cell>
          <table:table-cell office:value-type="float" office:value="-484" calcext:value-type="float">
            <text:p>-484</text:p>
          </table:table-cell>
          <table:table-cell office:value-type="float" office:value="125" calcext:value-type="float">
            <text:p>125</text:p>
          </table:table-cell>
          <table:table-cell office:value-type="float" office:value="-197" calcext:value-type="float">
            <text:p>-197</text:p>
          </table:table-cell>
          <table:table-cell/>
          <table:table-cell table:formula="of:=[.D40]*[.$F$1]" office:value-type="float" office:value="-126.487200739584" calcext:value-type="float">
            <text:p>-126.487200739584</text:p>
          </table:table-cell>
        </table:table-row>
        <table:table-row table:style-name="ro1">
          <table:table-cell office:value-type="float" office:value="8.00632" calcext:value-type="float">
            <text:p>8.00632</text:p>
          </table:table-cell>
          <table:table-cell office:value-type="float" office:value="-484" calcext:value-type="float">
            <text:p>-484</text:p>
          </table:table-cell>
          <table:table-cell office:value-type="float" office:value="132" calcext:value-type="float">
            <text:p>132</text:p>
          </table:table-cell>
          <table:table-cell office:value-type="float" office:value="-181" calcext:value-type="float">
            <text:p>-181</text:p>
          </table:table-cell>
          <table:table-cell/>
          <table:table-cell table:formula="of:=[.D41]*[.$F$1]" office:value-type="float" office:value="-116.214128598298" calcext:value-type="float">
            <text:p>-116.214128598298</text:p>
          </table:table-cell>
        </table:table-row>
        <table:table-row table:style-name="ro1">
          <table:table-cell office:value-type="float" office:value="8.08507" calcext:value-type="float">
            <text:p>8.08507</text:p>
          </table:table-cell>
          <table:table-cell office:value-type="float" office:value="-478" calcext:value-type="float">
            <text:p>-478</text:p>
          </table:table-cell>
          <table:table-cell office:value-type="float" office:value="135" calcext:value-type="float">
            <text:p>135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[.D42]*[.$F$1]" office:value-type="float" office:value="-104.656922439351" calcext:value-type="float">
            <text:p>-104.656922439351</text:p>
          </table:table-cell>
        </table:table-row>
        <table:table-row table:style-name="ro1">
          <table:table-cell office:value-type="float" office:value="8.16408" calcext:value-type="float">
            <text:p>8.16408</text:p>
          </table:table-cell>
          <table:table-cell office:value-type="float" office:value="-493" calcext:value-type="float">
            <text:p>-493</text:p>
          </table:table-cell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/>
          <table:table-cell table:formula="of:=[.D43]*[.$F$1]" office:value-type="float" office:value="-98.8783193598776" calcext:value-type="float">
            <text:p>-98.8783193598776</text:p>
          </table:table-cell>
        </table:table-row>
        <table:table-row table:style-name="ro1">
          <table:table-cell office:value-type="float" office:value="8.2435" calcext:value-type="float">
            <text:p>8.2435</text:p>
          </table:table-cell>
          <table:table-cell office:value-type="float" office:value="-491" calcext:value-type="float">
            <text:p>-491</text:p>
          </table:table-cell>
          <table:table-cell office:value-type="float" office:value="154" calcext:value-type="float">
            <text:p>154</text:p>
          </table:table-cell>
          <table:table-cell office:value-type="float" office:value="-149" calcext:value-type="float">
            <text:p>-149</text:p>
          </table:table-cell>
          <table:table-cell/>
          <table:table-cell table:formula="of:=[.D44]*[.$F$1]" office:value-type="float" office:value="-95.6679843157257" calcext:value-type="float">
            <text:p>-95.6679843157257</text:p>
          </table:table-cell>
        </table:table-row>
        <table:table-row table:style-name="ro1">
          <table:table-cell office:value-type="float" office:value="8.32237" calcext:value-type="float">
            <text:p>8.32237</text:p>
          </table:table-cell>
          <table:table-cell office:value-type="float" office:value="-493" calcext:value-type="float">
            <text:p>-493</text:p>
          </table:table-cell>
          <table:table-cell office:value-type="float" office:value="157" calcext:value-type="float">
            <text:p>157</text:p>
          </table:table-cell>
          <table:table-cell office:value-type="float" office:value="-144" calcext:value-type="float">
            <text:p>-144</text:p>
          </table:table-cell>
          <table:table-cell/>
          <table:table-cell table:formula="of:=[.D45]*[.$F$1]" office:value-type="float" office:value="-92.4576492715739" calcext:value-type="float">
            <text:p>-92.4576492715739</text:p>
          </table:table-cell>
        </table:table-row>
        <table:table-row table:style-name="ro1">
          <table:table-cell office:value-type="float" office:value="8.40113" calcext:value-type="float">
            <text:p>8.40113</text:p>
          </table:table-cell>
          <table:table-cell office:value-type="float" office:value="-495" calcext:value-type="float">
            <text:p>-495</text:p>
          </table:table-cell>
          <table:table-cell office:value-type="float" office:value="161" calcext:value-type="float">
            <text:p>161</text:p>
          </table:table-cell>
          <table:table-cell office:value-type="float" office:value="-138" calcext:value-type="float">
            <text:p>-138</text:p>
          </table:table-cell>
          <table:table-cell/>
          <table:table-cell table:formula="of:=[.D46]*[.$F$1]" office:value-type="float" office:value="-88.6052472185916" calcext:value-type="float">
            <text:p>-88.6052472185916</text:p>
          </table:table-cell>
        </table:table-row>
        <table:table-row table:style-name="ro1">
          <table:table-cell office:value-type="float" office:value="8.48011" calcext:value-type="float">
            <text:p>8.48011</text:p>
          </table:table-cell>
          <table:table-cell office:value-type="float" office:value="-495" calcext:value-type="float">
            <text:p>-495</text:p>
          </table:table-cell>
          <table:table-cell office:value-type="float" office:value="164" calcext:value-type="float">
            <text:p>164</text:p>
          </table:table-cell>
          <table:table-cell office:value-type="float" office:value="-127" calcext:value-type="float">
            <text:p>-127</text:p>
          </table:table-cell>
          <table:table-cell/>
          <table:table-cell table:formula="of:=[.D47]*[.$F$1]" office:value-type="float" office:value="-81.5425101214575" calcext:value-type="float">
            <text:p>-81.5425101214575</text:p>
          </table:table-cell>
        </table:table-row>
        <table:table-row table:style-name="ro1">
          <table:table-cell office:value-type="float" office:value="8.55925" calcext:value-type="float">
            <text:p>8.55925</text:p>
          </table:table-cell>
          <table:table-cell office:value-type="float" office:value="-487" calcext:value-type="float">
            <text:p>-487</text:p>
          </table:table-cell>
          <table:table-cell office:value-type="float" office:value="161" calcext:value-type="float">
            <text:p>161</text:p>
          </table:table-cell>
          <table:table-cell office:value-type="float" office:value="-114" calcext:value-type="float">
            <text:p>-114</text:p>
          </table:table-cell>
          <table:table-cell/>
          <table:table-cell table:formula="of:=[.D48]*[.$F$1]" office:value-type="float" office:value="-73.1956390066626" calcext:value-type="float">
            <text:p>-73.1956390066626</text:p>
          </table:table-cell>
        </table:table-row>
        <table:table-row table:style-name="ro1">
          <table:table-cell office:value-type="float" office:value="8.63808" calcext:value-type="float">
            <text:p>8.63808</text:p>
          </table:table-cell>
          <table:table-cell office:value-type="float" office:value="-477" calcext:value-type="float">
            <text:p>-477</text:p>
          </table:table-cell>
          <table:table-cell office:value-type="float" office:value="142" calcext:value-type="float">
            <text:p>142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[.D49]*[.$F$1]" office:value-type="float" office:value="-64.2067008830374" calcext:value-type="float">
            <text:p>-64.2067008830374</text:p>
          </table:table-cell>
        </table:table-row>
        <table:table-row table:style-name="ro1">
          <table:table-cell office:value-type="float" office:value="8.7171" calcext:value-type="float">
            <text:p>8.7171</text:p>
          </table:table-cell>
          <table:table-cell office:value-type="float" office:value="-471" calcext:value-type="float">
            <text:p>-471</text:p>
          </table:table-cell>
          <table:table-cell office:value-type="float" office:value="135" calcext:value-type="float">
            <text:p>135</text:p>
          </table:table-cell>
          <table:table-cell office:value-type="float" office:value="-71" calcext:value-type="float">
            <text:p>-71</text:p>
          </table:table-cell>
          <table:table-cell/>
          <table:table-cell table:formula="of:=[.D50]*[.$F$1]" office:value-type="float" office:value="-45.5867576269566" calcext:value-type="float">
            <text:p>-45.5867576269566</text:p>
          </table:table-cell>
        </table:table-row>
        <table:table-row table:style-name="ro1">
          <table:table-cell office:value-type="float" office:value="8.79608" calcext:value-type="float">
            <text:p>8.79608</text:p>
          </table:table-cell>
          <table:table-cell office:value-type="float" office:value="-491" calcext:value-type="float">
            <text:p>-491</text:p>
          </table:table-cell>
          <table:table-cell office:value-type="float" office:value="157" calcext:value-type="float">
            <text:p>157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[.D51]*[.$F$1]" office:value-type="float" office:value="-32.7454174503491" calcext:value-type="float">
            <text:p>-32.7454174503491</text:p>
          </table:table-cell>
        </table:table-row>
        <table:table-row table:style-name="ro1">
          <table:table-cell office:value-type="float" office:value="8.87527" calcext:value-type="float">
            <text:p>8.87527</text:p>
          </table:table-cell>
          <table:table-cell office:value-type="float" office:value="-488" calcext:value-type="float">
            <text:p>-488</text:p>
          </table:table-cell>
          <table:table-cell office:value-type="float" office:value="151" calcext:value-type="float">
            <text:p>151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[.D52]*[.$F$1]" office:value-type="float" office:value="-25.682680353215" calcext:value-type="float">
            <text:p>-25.682680353215</text:p>
          </table:table-cell>
        </table:table-row>
        <table:table-row table:style-name="ro1">
          <table:table-cell office:value-type="float" office:value="8.95409" calcext:value-type="float">
            <text:p>8.95409</text:p>
          </table:table-cell>
          <table:table-cell office:value-type="float" office:value="-498" calcext:value-type="float">
            <text:p>-498</text:p>
          </table:table-cell>
          <table:table-cell office:value-type="float" office:value="160" calcext:value-type="float">
            <text:p>160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[.D53]*[.$F$1]" office:value-type="float" office:value="-23.7564793267238" calcext:value-type="float">
            <text:p>-23.7564793267238</text:p>
          </table:table-cell>
        </table:table-row>
        <table:table-row table:style-name="ro1">
          <table:table-cell office:value-type="float" office:value="9.03307" calcext:value-type="float">
            <text:p>9.03307</text:p>
          </table:table-cell>
          <table:table-cell office:value-type="float" office:value="-501" calcext:value-type="float">
            <text:p>-501</text:p>
          </table:table-cell>
          <table:table-cell office:value-type="float" office:value="162" calcext:value-type="float">
            <text:p>162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[.D54]*[.$F$1]" office:value-type="float" office:value="-21.1882112914023" calcext:value-type="float">
            <text:p>-21.1882112914023</text:p>
          </table:table-cell>
        </table:table-row>
        <table:table-row table:style-name="ro1">
          <table:table-cell office:value-type="float" office:value="9.11206" calcext:value-type="float">
            <text:p>9.11206</text:p>
          </table:table-cell>
          <table:table-cell office:value-type="float" office:value="-501" calcext:value-type="float">
            <text:p>-501</text:p>
          </table:table-cell>
          <table:table-cell office:value-type="float" office:value="165" calcext:value-type="float">
            <text:p>165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.D55]*[.$F$1]" office:value-type="float" office:value="-17.9778762472505" calcext:value-type="float">
            <text:p>-17.9778762472505</text:p>
          </table:table-cell>
        </table:table-row>
        <table:table-row table:style-name="ro1">
          <table:table-cell office:value-type="float" office:value="9.19112" calcext:value-type="float">
            <text:p>9.19112</text:p>
          </table:table-cell>
          <table:table-cell office:value-type="float" office:value="-489" calcext:value-type="float">
            <text:p>-489</text:p>
          </table:table-cell>
          <table:table-cell office:value-type="float" office:value="151" calcext:value-type="float">
            <text:p>151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[.D56]*[.$F$1]" office:value-type="float" office:value="-16.6937422295897" calcext:value-type="float">
            <text:p>-16.6937422295897</text:p>
          </table:table-cell>
        </table:table-row>
        <table:table-row table:style-name="ro1">
          <table:table-cell office:value-type="float" office:value="9.27006" calcext:value-type="float">
            <text:p>9.27006</text:p>
          </table:table-cell>
          <table:table-cell office:value-type="float" office:value="-499" calcext:value-type="float">
            <text:p>-499</text:p>
          </table:table-cell>
          <table:table-cell office:value-type="float" office:value="159" calcext:value-type="float">
            <text:p>159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D57]*[.$F$1]" office:value-type="float" office:value="-16.0516752207594" calcext:value-type="float">
            <text:p>-16.0516752207594</text:p>
          </table:table-cell>
        </table:table-row>
        <table:table-row table:style-name="ro1">
          <table:table-cell office:value-type="float" office:value="9.3491" calcext:value-type="float">
            <text:p>9.3491</text:p>
          </table:table-cell>
          <table:table-cell office:value-type="float" office:value="-498" calcext:value-type="float">
            <text:p>-498</text:p>
          </table:table-cell>
          <table:table-cell office:value-type="float" office:value="157" calcext:value-type="float">
            <text:p>157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.D58]*[.$F$1]" office:value-type="float" office:value="-18.6199432560808" calcext:value-type="float">
            <text:p>-18.6199432560808</text:p>
          </table:table-cell>
        </table:table-row>
        <table:table-row table:style-name="ro1">
          <table:table-cell office:value-type="float" office:value="9.42807" calcext:value-type="float">
            <text:p>9.42807</text:p>
          </table:table-cell>
          <table:table-cell office:value-type="float" office:value="-495" calcext:value-type="float">
            <text:p>-495</text:p>
          </table:table-cell>
          <table:table-cell office:value-type="float" office:value="153" calcext:value-type="float">
            <text:p>153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D59]*[.$F$1]" office:value-type="float" office:value="-4.49446906181262" calcext:value-type="float">
            <text:p>-4.49446906181262</text:p>
          </table:table-cell>
        </table:table-row>
        <table:table-row table:style-name="ro1">
          <table:table-cell office:value-type="float" office:value="9.50708" calcext:value-type="float">
            <text:p>9.50708</text:p>
          </table:table-cell>
          <table:table-cell office:value-type="float" office:value="-494" calcext:value-type="float">
            <text:p>-494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D60]*[.$F$1]" office:value-type="float" office:value="-0.642067008830374" calcext:value-type="float">
            <text:p>-0.642067008830374</text:p>
          </table:table-cell>
        </table:table-row>
        <table:table-row table:style-name="ro1">
          <table:table-cell office:value-type="float" office:value="9.58609" calcext:value-type="float">
            <text:p>9.58609</text:p>
          </table:table-cell>
          <table:table-cell office:value-type="float" office:value="-491" calcext:value-type="float">
            <text:p>-49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1]*[.$F$1]" office:value-type="float" office:value="0.642067008830374" calcext:value-type="float">
            <text:p>0.642067008830374</text:p>
          </table:table-cell>
        </table:table-row>
        <table:table-row table:style-name="ro1">
          <table:table-cell office:value-type="float" office:value="9.66507" calcext:value-type="float">
            <text:p>9.66507</text:p>
          </table:table-cell>
          <table:table-cell office:value-type="float" office:value="-502" calcext:value-type="float">
            <text:p>-50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62]*[.$F$1]" office:value-type="float" office:value="5.77860307947337" calcext:value-type="float">
            <text:p>5.77860307947337</text:p>
          </table:table-cell>
        </table:table-row>
        <table:table-row table:style-name="ro1">
          <table:table-cell office:value-type="float" office:value="9.7441" calcext:value-type="float">
            <text:p>9.7441</text:p>
          </table:table-cell>
          <table:table-cell office:value-type="float" office:value="-488" calcext:value-type="float">
            <text:p>-488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63]*[.$F$1]" office:value-type="float" office:value="10.273072141286" calcext:value-type="float">
            <text:p>10.273072141286</text:p>
          </table:table-cell>
        </table:table-row>
        <table:table-row table:style-name="ro1">
          <table:table-cell office:value-type="float" office:value="9.82327" calcext:value-type="float">
            <text:p>9.82327</text:p>
          </table:table-cell>
          <table:table-cell office:value-type="float" office:value="-489" calcext:value-type="float">
            <text:p>-489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64]*[.$F$1]" office:value-type="float" office:value="21.1882112914023" calcext:value-type="float">
            <text:p>21.1882112914023</text:p>
          </table:table-cell>
        </table:table-row>
        <table:table-row table:style-name="ro1">
          <table:table-cell office:value-type="float" office:value="9.90209" calcext:value-type="float">
            <text:p>9.90209</text:p>
          </table:table-cell>
          <table:table-cell office:value-type="float" office:value="-492" calcext:value-type="float">
            <text:p>-492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65]*[.$F$1]" office:value-type="float" office:value="30.8192164238579" calcext:value-type="float">
            <text:p>30.8192164238579</text:p>
          </table:table-cell>
        </table:table-row>
        <table:table-row table:style-name="ro1">
          <table:table-cell office:value-type="float" office:value="9.98111" calcext:value-type="float">
            <text:p>9.98111</text:p>
          </table:table-cell>
          <table:table-cell office:value-type="float" office:value="-490" calcext:value-type="float">
            <text:p>-490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66]*[.$F$1]" office:value-type="float" office:value="37.2398865121617" calcext:value-type="float">
            <text:p>37.2398865121617</text:p>
          </table:table-cell>
        </table:table-row>
        <table:table-row table:style-name="ro1">
          <table:table-cell office:value-type="float" office:value="10.0601" calcext:value-type="float">
            <text:p>10.0601</text:p>
          </table:table-cell>
          <table:table-cell office:value-type="float" office:value="-492" calcext:value-type="float">
            <text:p>-49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67]*[.$F$1]" office:value-type="float" office:value="44.3026236092958" calcext:value-type="float">
            <text:p>44.3026236092958</text:p>
          </table:table-cell>
        </table:table-row>
        <table:table-row table:style-name="ro1">
          <table:table-cell office:value-type="float" office:value="10.1393" calcext:value-type="float">
            <text:p>10.1393</text:p>
          </table:table-cell>
          <table:table-cell office:value-type="float" office:value="-491" calcext:value-type="float">
            <text:p>-49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68]*[.$F$1]" office:value-type="float" office:value="52.0074277152603" calcext:value-type="float">
            <text:p>52.0074277152603</text:p>
          </table:table-cell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-489" calcext:value-type="float">
            <text:p>-489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69]*[.$F$1]" office:value-type="float" office:value="56.5018967770729" calcext:value-type="float">
            <text:p>56.5018967770729</text:p>
          </table:table-cell>
        </table:table-row>
        <table:table-row table:style-name="ro1">
          <table:table-cell office:value-type="float" office:value="10.2975" calcext:value-type="float">
            <text:p>10.2975</text:p>
          </table:table-cell>
          <table:table-cell office:value-type="float" office:value="-495" calcext:value-type="float">
            <text:p>-49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70]*[.$F$1]" office:value-type="float" office:value="60.3542988300551" calcext:value-type="float">
            <text:p>60.3542988300551</text:p>
          </table:table-cell>
        </table:table-row>
        <table:table-row table:style-name="ro1">
          <table:table-cell office:value-type="float" office:value="10.3761" calcext:value-type="float">
            <text:p>10.3761</text:p>
          </table:table-cell>
          <table:table-cell office:value-type="float" office:value="-492" calcext:value-type="float">
            <text:p>-49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71]*[.$F$1]" office:value-type="float" office:value="60.9963658388855" calcext:value-type="float">
            <text:p>60.9963658388855</text:p>
          </table:table-cell>
        </table:table-row>
        <table:table-row table:style-name="ro1">
          <table:table-cell office:value-type="float" office:value="10.455" calcext:value-type="float">
            <text:p>10.455</text:p>
          </table:table-cell>
          <table:table-cell office:value-type="float" office:value="-496" calcext:value-type="float">
            <text:p>-496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72]*[.$F$1]" office:value-type="float" office:value="62.9225668653766" calcext:value-type="float">
            <text:p>62.9225668653766</text:p>
          </table:table-cell>
        </table:table-row>
        <table:table-row table:style-name="ro1">
          <table:table-cell office:value-type="float" office:value="10.534" calcext:value-type="float">
            <text:p>10.534</text:p>
          </table:table-cell>
          <table:table-cell office:value-type="float" office:value="-498" calcext:value-type="float">
            <text:p>-498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3]*[.$F$1]" office:value-type="float" office:value="66.1329019095285" calcext:value-type="float">
            <text:p>66.1329019095285</text:p>
          </table:table-cell>
        </table:table-row>
        <table:table-row table:style-name="ro1">
          <table:table-cell office:value-type="float" office:value="10.6131" calcext:value-type="float">
            <text:p>10.6131</text:p>
          </table:table-cell>
          <table:table-cell office:value-type="float" office:value="-495" calcext:value-type="float">
            <text:p>-495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74]*[.$F$1]" office:value-type="float" office:value="68.0591029360196" calcext:value-type="float">
            <text:p>68.0591029360196</text:p>
          </table:table-cell>
        </table:table-row>
        <table:table-row table:style-name="ro1">
          <table:table-cell office:value-type="float" office:value="10.692" calcext:value-type="float">
            <text:p>10.692</text:p>
          </table:table-cell>
          <table:table-cell office:value-type="float" office:value="-494" calcext:value-type="float">
            <text:p>-494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75]*[.$F$1]" office:value-type="float" office:value="70.6273709713411" calcext:value-type="float">
            <text:p>70.6273709713411</text:p>
          </table:table-cell>
        </table:table-row>
        <table:table-row table:style-name="ro1">
          <table:table-cell office:value-type="float" office:value="10.7711" calcext:value-type="float">
            <text:p>10.7711</text:p>
          </table:table-cell>
          <table:table-cell office:value-type="float" office:value="-499" calcext:value-type="float">
            <text:p>-499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76]*[.$F$1]" office:value-type="float" office:value="73.837706015493" calcext:value-type="float">
            <text:p>73.837706015493</text:p>
          </table:table-cell>
        </table:table-row>
        <table:table-row table:style-name="ro1">
          <table:table-cell office:value-type="float" office:value="10.8501" calcext:value-type="float">
            <text:p>10.8501</text:p>
          </table:table-cell>
          <table:table-cell office:value-type="float" office:value="-497" calcext:value-type="float">
            <text:p>-497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77]*[.$F$1]" office:value-type="float" office:value="81.5425101214575" calcext:value-type="float">
            <text:p>81.5425101214575</text:p>
          </table:table-cell>
        </table:table-row>
        <table:table-row table:style-name="ro1">
          <table:table-cell office:value-type="float" office:value="10.9293" calcext:value-type="float">
            <text:p>10.9293</text:p>
          </table:table-cell>
          <table:table-cell office:value-type="float" office:value="-498" calcext:value-type="float">
            <text:p>-498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78]*[.$F$1]" office:value-type="float" office:value="82.8266441391182" calcext:value-type="float">
            <text:p>82.8266441391182</text:p>
          </table:table-cell>
        </table:table-row>
        <table:table-row table:style-name="ro1">
          <table:table-cell office:value-type="float" office:value="11.0081" calcext:value-type="float">
            <text:p>11.0081</text:p>
          </table:table-cell>
          <table:table-cell office:value-type="float" office:value="-499" calcext:value-type="float">
            <text:p>-499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79]*[.$F$1]" office:value-type="float" office:value="86.0369791832701" calcext:value-type="float">
            <text:p>86.0369791832701</text:p>
          </table:table-cell>
        </table:table-row>
        <table:table-row table:style-name="ro1">
          <table:table-cell office:value-type="float" office:value="11.087" calcext:value-type="float">
            <text:p>11.087</text:p>
          </table:table-cell>
          <table:table-cell office:value-type="float" office:value="-493" calcext:value-type="float">
            <text:p>-493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80]*[.$F$1]" office:value-type="float" office:value="86.6790461921005" calcext:value-type="float">
            <text:p>86.6790461921005</text:p>
          </table:table-cell>
        </table:table-row>
        <table:table-row table:style-name="ro1">
          <table:table-cell office:value-type="float" office:value="11.1661" calcext:value-type="float">
            <text:p>11.1661</text:p>
          </table:table-cell>
          <table:table-cell office:value-type="float" office:value="-497" calcext:value-type="float">
            <text:p>-497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81]*[.$F$1]" office:value-type="float" office:value="89.247314227422" calcext:value-type="float">
            <text:p>89.247314227422</text:p>
          </table:table-cell>
        </table:table-row>
        <table:table-row table:style-name="ro1">
          <table:table-cell office:value-type="float" office:value="11.2451" calcext:value-type="float">
            <text:p>11.2451</text:p>
          </table:table-cell>
          <table:table-cell office:value-type="float" office:value="-498" calcext:value-type="float">
            <text:p>-498</text:p>
          </table:table-cell>
          <table:table-cell office:value-type="float" office:value="32" calcext:value-type="float">
            <text:p>3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82]*[.$F$1]" office:value-type="float" office:value="91.1735152539131" calcext:value-type="float">
            <text:p>91.1735152539131</text:p>
          </table:table-cell>
        </table:table-row>
        <table:table-row table:style-name="ro1">
          <table:table-cell office:value-type="float" office:value="11.324" calcext:value-type="float">
            <text:p>11.324</text:p>
          </table:table-cell>
          <table:table-cell office:value-type="float" office:value="-501" calcext:value-type="float">
            <text:p>-501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D83]*[.$F$1]" office:value-type="float" office:value="94.383850298065" calcext:value-type="float">
            <text:p>94.383850298065</text:p>
          </table:table-cell>
        </table:table-row>
        <table:table-row table:style-name="ro1">
          <table:table-cell office:value-type="float" office:value="11.403" calcext:value-type="float">
            <text:p>11.403</text:p>
          </table:table-cell>
          <table:table-cell office:value-type="float" office:value="-501" calcext:value-type="float">
            <text:p>-501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D84]*[.$F$1]" office:value-type="float" office:value="96.9521183333865" calcext:value-type="float">
            <text:p>96.9521183333865</text:p>
          </table:table-cell>
        </table:table-row>
        <table:table-row table:style-name="ro1">
          <table:table-cell office:value-type="float" office:value="11.4822" calcext:value-type="float">
            <text:p>11.4822</text:p>
          </table:table-cell>
          <table:table-cell office:value-type="float" office:value="-503" calcext:value-type="float">
            <text:p>-503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D85]*[.$F$1]" office:value-type="float" office:value="98.8783193598776" calcext:value-type="float">
            <text:p>98.8783193598776</text:p>
          </table:table-cell>
        </table:table-row>
        <table:table-row table:style-name="ro1">
          <table:table-cell office:value-type="float" office:value="11.5611" calcext:value-type="float">
            <text:p>11.5611</text:p>
          </table:table-cell>
          <table:table-cell office:value-type="float" office:value="-503" calcext:value-type="float">
            <text:p>-503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86]*[.$F$1]" office:value-type="float" office:value="100.162453377538" calcext:value-type="float">
            <text:p>100.162453377538</text:p>
          </table:table-cell>
        </table:table-row>
        <table:table-row table:style-name="ro1">
          <table:table-cell office:value-type="float" office:value="11.6401" calcext:value-type="float">
            <text:p>11.6401</text:p>
          </table:table-cell>
          <table:table-cell office:value-type="float" office:value="-502" calcext:value-type="float">
            <text:p>-502</text:p>
          </table:table-cell>
          <table:table-cell office:value-type="float" office:value="-3" calcext:value-type="float">
            <text:p>-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D87]*[.$F$1]" office:value-type="float" office:value="101.446587395199" calcext:value-type="float">
            <text:p>101.446587395199</text:p>
          </table:table-cell>
        </table:table-row>
        <table:table-row table:style-name="ro1">
          <table:table-cell office:value-type="float" office:value="11.7191" calcext:value-type="float">
            <text:p>11.7191</text:p>
          </table:table-cell>
          <table:table-cell office:value-type="float" office:value="-502" calcext:value-type="float">
            <text:p>-502</text:p>
          </table:table-cell>
          <table:table-cell office:value-type="float" office:value="-24" calcext:value-type="float">
            <text:p>-2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D88]*[.$F$1]" office:value-type="float" office:value="104.014855430521" calcext:value-type="float">
            <text:p>104.014855430521</text:p>
          </table:table-cell>
        </table:table-row>
        <table:table-row table:style-name="ro1">
          <table:table-cell office:value-type="float" office:value="11.7981" calcext:value-type="float">
            <text:p>11.7981</text:p>
          </table:table-cell>
          <table:table-cell office:value-type="float" office:value="-497" calcext:value-type="float">
            <text:p>-497</text:p>
          </table:table-cell>
          <table:table-cell office:value-type="float" office:value="-54" calcext:value-type="float">
            <text:p>-54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89]*[.$F$1]" office:value-type="float" office:value="105.941056457012" calcext:value-type="float">
            <text:p>105.941056457012</text:p>
          </table:table-cell>
        </table:table-row>
        <table:table-row table:style-name="ro1">
          <table:table-cell office:value-type="float" office:value="11.8771" calcext:value-type="float">
            <text:p>11.8771</text:p>
          </table:table-cell>
          <table:table-cell office:value-type="float" office:value="-499" calcext:value-type="float">
            <text:p>-499</text:p>
          </table:table-cell>
          <table:table-cell office:value-type="float" office:value="-72" calcext:value-type="float">
            <text:p>-7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90]*[.$F$1]" office:value-type="float" office:value="106.583123465842" calcext:value-type="float">
            <text:p>106.583123465842</text:p>
          </table:table-cell>
        </table:table-row>
        <table:table-row table:style-name="ro1">
          <table:table-cell office:value-type="float" office:value="11.9561" calcext:value-type="float">
            <text:p>11.9561</text:p>
          </table:table-cell>
          <table:table-cell office:value-type="float" office:value="-496" calcext:value-type="float">
            <text:p>-496</text:p>
          </table:table-cell>
          <table:table-cell office:value-type="float" office:value="-86" calcext:value-type="float">
            <text:p>-8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91]*[.$F$1]" office:value-type="float" office:value="106.583123465842" calcext:value-type="float">
            <text:p>106.583123465842</text:p>
          </table:table-cell>
        </table:table-row>
        <table:table-row table:style-name="ro1">
          <table:table-cell office:value-type="float" office:value="12.0351" calcext:value-type="float">
            <text:p>12.0351</text:p>
          </table:table-cell>
          <table:table-cell office:value-type="float" office:value="-505" calcext:value-type="float">
            <text:p>-505</text:p>
          </table:table-cell>
          <table:table-cell office:value-type="float" office:value="-93" calcext:value-type="float">
            <text:p>-9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92]*[.$F$1]" office:value-type="float" office:value="105.941056457012" calcext:value-type="float">
            <text:p>105.941056457012</text:p>
          </table:table-cell>
        </table:table-row>
        <table:table-row table:style-name="ro1">
          <table:table-cell office:value-type="float" office:value="12.1141" calcext:value-type="float">
            <text:p>12.1141</text:p>
          </table:table-cell>
          <table:table-cell office:value-type="float" office:value="-505" calcext:value-type="float">
            <text:p>-505</text:p>
          </table:table-cell>
          <table:table-cell office:value-type="float" office:value="-106" calcext:value-type="float">
            <text:p>-106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93]*[.$F$1]" office:value-type="float" office:value="105.941056457012" calcext:value-type="float">
            <text:p>105.941056457012</text:p>
          </table:table-cell>
        </table:table-row>
        <table:table-row table:style-name="ro1">
          <table:table-cell office:value-type="float" office:value="12.1931" calcext:value-type="float">
            <text:p>12.1931</text:p>
          </table:table-cell>
          <table:table-cell office:value-type="float" office:value="-503" calcext:value-type="float">
            <text:p>-503</text:p>
          </table:table-cell>
          <table:table-cell office:value-type="float" office:value="-119" calcext:value-type="float">
            <text:p>-119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94]*[.$F$1]" office:value-type="float" office:value="105.298989448181" calcext:value-type="float">
            <text:p>105.298989448181</text:p>
          </table:table-cell>
        </table:table-row>
        <table:table-row table:style-name="ro1">
          <table:table-cell office:value-type="float" office:value="12.2721" calcext:value-type="float">
            <text:p>12.2721</text:p>
          </table:table-cell>
          <table:table-cell office:value-type="float" office:value="-502" calcext:value-type="float">
            <text:p>-502</text:p>
          </table:table-cell>
          <table:table-cell office:value-type="float" office:value="-138" calcext:value-type="float">
            <text:p>-13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95]*[.$F$1]" office:value-type="float" office:value="102.088654404029" calcext:value-type="float">
            <text:p>102.088654404029</text:p>
          </table:table-cell>
        </table:table-row>
        <table:table-row table:style-name="ro1">
          <table:table-cell office:value-type="float" office:value="12.3511" calcext:value-type="float">
            <text:p>12.3511</text:p>
          </table:table-cell>
          <table:table-cell office:value-type="float" office:value="-503" calcext:value-type="float">
            <text:p>-503</text:p>
          </table:table-cell>
          <table:table-cell office:value-type="float" office:value="-151" calcext:value-type="float">
            <text:p>-15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D96]*[.$F$1]" office:value-type="float" office:value="98.8783193598776" calcext:value-type="float">
            <text:p>98.8783193598776</text:p>
          </table:table-cell>
        </table:table-row>
        <table:table-row table:style-name="ro1">
          <table:table-cell office:value-type="float" office:value="12.4301" calcext:value-type="float">
            <text:p>12.4301</text:p>
          </table:table-cell>
          <table:table-cell office:value-type="float" office:value="-503" calcext:value-type="float">
            <text:p>-503</text:p>
          </table:table-cell>
          <table:table-cell office:value-type="float" office:value="-169" calcext:value-type="float">
            <text:p>-169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D97]*[.$F$1]" office:value-type="float" office:value="95.0259173068953" calcext:value-type="float">
            <text:p>95.0259173068953</text:p>
          </table:table-cell>
        </table:table-row>
        <table:table-row table:style-name="ro1">
          <table:table-cell office:value-type="float" office:value="12.5091" calcext:value-type="float">
            <text:p>12.5091</text:p>
          </table:table-cell>
          <table:table-cell office:value-type="float" office:value="-501" calcext:value-type="float">
            <text:p>-501</text:p>
          </table:table-cell>
          <table:table-cell office:value-type="float" office:value="-185" calcext:value-type="float">
            <text:p>-18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98]*[.$F$1]" office:value-type="float" office:value="89.8893812362524" calcext:value-type="float">
            <text:p>89.8893812362524</text:p>
          </table:table-cell>
        </table:table-row>
        <table:table-row table:style-name="ro1">
          <table:table-cell office:value-type="float" office:value="12.5881" calcext:value-type="float">
            <text:p>12.5881</text:p>
          </table:table-cell>
          <table:table-cell office:value-type="float" office:value="-501" calcext:value-type="float">
            <text:p>-501</text:p>
          </table:table-cell>
          <table:table-cell office:value-type="float" office:value="-199" calcext:value-type="float">
            <text:p>-199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99]*[.$F$1]" office:value-type="float" office:value="84.7528451656094" calcext:value-type="float">
            <text:p>84.7528451656094</text:p>
          </table:table-cell>
        </table:table-row>
        <table:table-row table:style-name="ro1">
          <table:table-cell office:value-type="float" office:value="12.6671" calcext:value-type="float">
            <text:p>12.6671</text:p>
          </table:table-cell>
          <table:table-cell office:value-type="float" office:value="-501" calcext:value-type="float">
            <text:p>-501</text:p>
          </table:table-cell>
          <table:table-cell office:value-type="float" office:value="-209" calcext:value-type="float">
            <text:p>-209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100]*[.$F$1]" office:value-type="float" office:value="80.2583761037967" calcext:value-type="float">
            <text:p>80.2583761037967</text:p>
          </table:table-cell>
        </table:table-row>
        <table:table-row table:style-name="ro1">
          <table:table-cell office:value-type="float" office:value="12.7461" calcext:value-type="float">
            <text:p>12.7461</text:p>
          </table:table-cell>
          <table:table-cell office:value-type="float" office:value="-499" calcext:value-type="float">
            <text:p>-499</text:p>
          </table:table-cell>
          <table:table-cell office:value-type="float" office:value="-222" calcext:value-type="float">
            <text:p>-222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D101]*[.$F$1]" office:value-type="float" office:value="75.7639070419841" calcext:value-type="float">
            <text:p>75.7639070419841</text:p>
          </table:table-cell>
        </table:table-row>
        <table:table-row table:style-name="ro1">
          <table:table-cell office:value-type="float" office:value="12.8251" calcext:value-type="float">
            <text:p>12.8251</text:p>
          </table:table-cell>
          <table:table-cell office:value-type="float" office:value="-498" calcext:value-type="float">
            <text:p>-498</text:p>
          </table:table-cell>
          <table:table-cell office:value-type="float" office:value="-234" calcext:value-type="float">
            <text:p>-23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102]*[.$F$1]" office:value-type="float" office:value="69.3432369536804" calcext:value-type="float">
            <text:p>69.3432369536804</text:p>
          </table:table-cell>
        </table:table-row>
        <table:table-row table:style-name="ro1">
          <table:table-cell office:value-type="float" office:value="12.9041" calcext:value-type="float">
            <text:p>12.9041</text:p>
          </table:table-cell>
          <table:table-cell office:value-type="float" office:value="-499" calcext:value-type="float">
            <text:p>-499</text:p>
          </table:table-cell>
          <table:table-cell office:value-type="float" office:value="-245" calcext:value-type="float">
            <text:p>-24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D103]*[.$F$1]" office:value-type="float" office:value="63.564633874207" calcext:value-type="float">
            <text:p>63.564633874207</text:p>
          </table:table-cell>
        </table:table-row>
        <table:table-row table:style-name="ro1">
          <table:table-cell office:value-type="float" office:value="12.9831" calcext:value-type="float">
            <text:p>12.9831</text:p>
          </table:table-cell>
          <table:table-cell office:value-type="float" office:value="-500" calcext:value-type="float">
            <text:p>-500</text:p>
          </table:table-cell>
          <table:table-cell office:value-type="float" office:value="-256" calcext:value-type="float">
            <text:p>-25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104]*[.$F$1]" office:value-type="float" office:value="55.8598297682425" calcext:value-type="float">
            <text:p>55.8598297682425</text:p>
          </table:table-cell>
        </table:table-row>
        <table:table-row table:style-name="ro1">
          <table:table-cell office:value-type="float" office:value="13.0621" calcext:value-type="float">
            <text:p>13.0621</text:p>
          </table:table-cell>
          <table:table-cell office:value-type="float" office:value="-497" calcext:value-type="float">
            <text:p>-497</text:p>
          </table:table-cell>
          <table:table-cell office:value-type="float" office:value="-268" calcext:value-type="float">
            <text:p>-26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105]*[.$F$1]" office:value-type="float" office:value="47.5129586534477" calcext:value-type="float">
            <text:p>47.5129586534477</text:p>
          </table:table-cell>
        </table:table-row>
        <table:table-row table:style-name="ro1">
          <table:table-cell office:value-type="float" office:value="13.1411" calcext:value-type="float">
            <text:p>13.1411</text:p>
          </table:table-cell>
          <table:table-cell office:value-type="float" office:value="-497" calcext:value-type="float">
            <text:p>-497</text:p>
          </table:table-cell>
          <table:table-cell office:value-type="float" office:value="-277" calcext:value-type="float">
            <text:p>-27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106]*[.$F$1]" office:value-type="float" office:value="40.4502215563136" calcext:value-type="float">
            <text:p>40.4502215563136</text:p>
          </table:table-cell>
        </table:table-row>
        <table:table-row table:style-name="ro1">
          <table:table-cell office:value-type="float" office:value="13.2201" calcext:value-type="float">
            <text:p>13.2201</text:p>
          </table:table-cell>
          <table:table-cell office:value-type="float" office:value="-497" calcext:value-type="float">
            <text:p>-497</text:p>
          </table:table-cell>
          <table:table-cell office:value-type="float" office:value="-291" calcext:value-type="float">
            <text:p>-29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107]*[.$F$1]" office:value-type="float" office:value="28.8930153973668" calcext:value-type="float">
            <text:p>28.8930153973668</text:p>
          </table:table-cell>
        </table:table-row>
        <table:table-row table:style-name="ro1">
          <table:table-cell office:value-type="float" office:value="13.2992" calcext:value-type="float">
            <text:p>13.2992</text:p>
          </table:table-cell>
          <table:table-cell office:value-type="float" office:value="-497" calcext:value-type="float">
            <text:p>-497</text:p>
          </table:table-cell>
          <table:table-cell office:value-type="float" office:value="-297" calcext:value-type="float">
            <text:p>-29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08]*[.$F$1]" office:value-type="float" office:value="20.546144282572" calcext:value-type="float">
            <text:p>20.546144282572</text:p>
          </table:table-cell>
        </table:table-row>
        <table:table-row table:style-name="ro1">
          <table:table-cell office:value-type="float" office:value="13.3783" calcext:value-type="float">
            <text:p>13.3783</text:p>
          </table:table-cell>
          <table:table-cell office:value-type="float" office:value="-496" calcext:value-type="float">
            <text:p>-496</text:p>
          </table:table-cell>
          <table:table-cell office:value-type="float" office:value="-299" calcext:value-type="float">
            <text:p>-29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09]*[.$F$1]" office:value-type="float" office:value="16.6937422295897" calcext:value-type="float">
            <text:p>16.6937422295897</text:p>
          </table:table-cell>
        </table:table-row>
        <table:table-row table:style-name="ro1">
          <table:table-cell office:value-type="float" office:value="13.4571" calcext:value-type="float">
            <text:p>13.4571</text:p>
          </table:table-cell>
          <table:table-cell office:value-type="float" office:value="-495" calcext:value-type="float">
            <text:p>-495</text:p>
          </table:table-cell>
          <table:table-cell office:value-type="float" office:value="-302" calcext:value-type="float">
            <text:p>-30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110]*[.$F$1]" office:value-type="float" office:value="13.4834071854379" calcext:value-type="float">
            <text:p>13.4834071854379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-496" calcext:value-type="float">
            <text:p>-496</text:p>
          </table:table-cell>
          <table:table-cell office:value-type="float" office:value="-307" calcext:value-type="float">
            <text:p>-3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11]*[.$F$1]" office:value-type="float" office:value="6.42067008830374" calcext:value-type="float">
            <text:p>6.42067008830374</text:p>
          </table:table-cell>
        </table:table-row>
        <table:table-row table:style-name="ro1">
          <table:table-cell office:value-type="float" office:value="13.6151" calcext:value-type="float">
            <text:p>13.6151</text:p>
          </table:table-cell>
          <table:table-cell office:value-type="float" office:value="-496" calcext:value-type="float">
            <text:p>-496</text:p>
          </table:table-cell>
          <table:table-cell office:value-type="float" office:value="-310" calcext:value-type="float">
            <text:p>-3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12]*[.$F$1]" office:value-type="float" office:value="1.28413401766075" calcext:value-type="float">
            <text:p>1.28413401766075</text:p>
          </table:table-cell>
        </table:table-row>
        <table:table-row table:style-name="ro1">
          <table:table-cell office:value-type="float" office:value="13.6941" calcext:value-type="float">
            <text:p>13.6941</text:p>
          </table:table-cell>
          <table:table-cell office:value-type="float" office:value="-494" calcext:value-type="float">
            <text:p>-494</text:p>
          </table:table-cell>
          <table:table-cell office:value-type="float" office:value="-314" calcext:value-type="float">
            <text:p>-314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D113]*[.$F$1]" office:value-type="float" office:value="-6.42067008830374" calcext:value-type="float">
            <text:p>-6.42067008830374</text:p>
          </table:table-cell>
        </table:table-row>
        <table:table-row table:style-name="ro1">
          <table:table-cell office:value-type="float" office:value="13.7733" calcext:value-type="float">
            <text:p>13.7733</text:p>
          </table:table-cell>
          <table:table-cell office:value-type="float" office:value="-493" calcext:value-type="float">
            <text:p>-493</text:p>
          </table:table-cell>
          <table:table-cell office:value-type="float" office:value="-318" calcext:value-type="float">
            <text:p>-318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[.D114]*[.$F$1]" office:value-type="float" office:value="-14.1254741942682" calcext:value-type="float">
            <text:p>-14.1254741942682</text:p>
          </table:table-cell>
        </table:table-row>
        <table:table-row table:style-name="ro1">
          <table:table-cell office:value-type="float" office:value="13.8521" calcext:value-type="float">
            <text:p>13.8521</text:p>
          </table:table-cell>
          <table:table-cell office:value-type="float" office:value="-493" calcext:value-type="float">
            <text:p>-493</text:p>
          </table:table-cell>
          <table:table-cell office:value-type="float" office:value="-320" calcext:value-type="float">
            <text:p>-320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[.D115]*[.$F$1]" office:value-type="float" office:value="-24.3985463355542" calcext:value-type="float">
            <text:p>-24.3985463355542</text:p>
          </table:table-cell>
        </table:table-row>
        <table:table-row table:style-name="ro1">
          <table:table-cell office:value-type="float" office:value="13.9311" calcext:value-type="float">
            <text:p>13.9311</text:p>
          </table:table-cell>
          <table:table-cell office:value-type="float" office:value="-492" calcext:value-type="float">
            <text:p>-492</text:p>
          </table:table-cell>
          <table:table-cell office:value-type="float" office:value="-322" calcext:value-type="float">
            <text:p>-32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.D116]*[.$F$1]" office:value-type="float" office:value="-32.1033504415187" calcext:value-type="float">
            <text:p>-32.1033504415187</text:p>
          </table:table-cell>
        </table:table-row>
        <table:table-row table:style-name="ro1">
          <table:table-cell office:value-type="float" office:value="14.0101" calcext:value-type="float">
            <text:p>14.0101</text:p>
          </table:table-cell>
          <table:table-cell office:value-type="float" office:value="-490" calcext:value-type="float">
            <text:p>-490</text:p>
          </table:table-cell>
          <table:table-cell office:value-type="float" office:value="-323" calcext:value-type="float">
            <text:p>-323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[.D117]*[.$F$1]" office:value-type="float" office:value="-39.1660875386528" calcext:value-type="float">
            <text:p>-39.1660875386528</text:p>
          </table:table-cell>
        </table:table-row>
        <table:table-row table:style-name="ro1">
          <table:table-cell office:value-type="float" office:value="14.0891" calcext:value-type="float">
            <text:p>14.0891</text:p>
          </table:table-cell>
          <table:table-cell office:value-type="float" office:value="-487" calcext:value-type="float">
            <text:p>-487</text:p>
          </table:table-cell>
          <table:table-cell office:value-type="float" office:value="-328" calcext:value-type="float">
            <text:p>-328</text:p>
          </table:table-cell>
          <table:table-cell office:value-type="float" office:value="-70" calcext:value-type="float">
            <text:p>-70</text:p>
          </table:table-cell>
          <table:table-cell/>
          <table:table-cell table:formula="of:=[.D118]*[.$F$1]" office:value-type="float" office:value="-44.9446906181262" calcext:value-type="float">
            <text:p>-44.9446906181262</text:p>
          </table:table-cell>
        </table:table-row>
        <table:table-row table:style-name="ro1">
          <table:table-cell office:value-type="float" office:value="14.1681" calcext:value-type="float">
            <text:p>14.1681</text:p>
          </table:table-cell>
          <table:table-cell office:value-type="float" office:value="-487" calcext:value-type="float">
            <text:p>-487</text:p>
          </table:table-cell>
          <table:table-cell office:value-type="float" office:value="-327" calcext:value-type="float">
            <text:p>-327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.D119]*[.$F$1]" office:value-type="float" office:value="-51.3653607064299" calcext:value-type="float">
            <text:p>-51.3653607064299</text:p>
          </table:table-cell>
        </table:table-row>
        <table:table-row table:style-name="ro1">
          <table:table-cell office:value-type="float" office:value="14.2471" calcext:value-type="float">
            <text:p>14.2471</text:p>
          </table:table-cell>
          <table:table-cell office:value-type="float" office:value="-487" calcext:value-type="float">
            <text:p>-487</text:p>
          </table:table-cell>
          <table:table-cell office:value-type="float" office:value="-327" calcext:value-type="float">
            <text:p>-327</text:p>
          </table:table-cell>
          <table:table-cell office:value-type="float" office:value="-86" calcext:value-type="float">
            <text:p>-86</text:p>
          </table:table-cell>
          <table:table-cell/>
          <table:table-cell table:formula="of:=[.D120]*[.$F$1]" office:value-type="float" office:value="-55.2177627594122" calcext:value-type="float">
            <text:p>-55.2177627594122</text:p>
          </table:table-cell>
        </table:table-row>
        <table:table-row table:style-name="ro1">
          <table:table-cell office:value-type="float" office:value="14.3263" calcext:value-type="float">
            <text:p>14.3263</text:p>
          </table:table-cell>
          <table:table-cell office:value-type="float" office:value="-485" calcext:value-type="float">
            <text:p>-485</text:p>
          </table:table-cell>
          <table:table-cell office:value-type="float" office:value="-328" calcext:value-type="float">
            <text:p>-328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D121]*[.$F$1]" office:value-type="float" office:value="-57.7860307947337" calcext:value-type="float">
            <text:p>-57.7860307947337</text:p>
          </table:table-cell>
        </table:table-row>
        <table:table-row table:style-name="ro1">
          <table:table-cell office:value-type="float" office:value="14.4051" calcext:value-type="float">
            <text:p>14.4051</text:p>
          </table:table-cell>
          <table:table-cell office:value-type="float" office:value="-486" calcext:value-type="float">
            <text:p>-486</text:p>
          </table:table-cell>
          <table:table-cell office:value-type="float" office:value="-326" calcext:value-type="float">
            <text:p>-326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D122]*[.$F$1]" office:value-type="float" office:value="-57.7860307947337" calcext:value-type="float">
            <text:p>-57.7860307947337</text:p>
          </table:table-cell>
        </table:table-row>
        <table:table-row table:style-name="ro1">
          <table:table-cell office:value-type="float" office:value="14.4841" calcext:value-type="float">
            <text:p>14.4841</text:p>
          </table:table-cell>
          <table:table-cell office:value-type="float" office:value="-487" calcext:value-type="float">
            <text:p>-487</text:p>
          </table:table-cell>
          <table:table-cell office:value-type="float" office:value="-325" calcext:value-type="float">
            <text:p>-325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D123]*[.$F$1]" office:value-type="float" office:value="-59.0701648123944" calcext:value-type="float">
            <text:p>-59.0701648123944</text:p>
          </table:table-cell>
        </table:table-row>
        <table:table-row table:style-name="ro1">
          <table:table-cell office:value-type="float" office:value="14.5631" calcext:value-type="float">
            <text:p>14.5631</text:p>
          </table:table-cell>
          <table:table-cell office:value-type="float" office:value="-487" calcext:value-type="float">
            <text:p>-487</text:p>
          </table:table-cell>
          <table:table-cell office:value-type="float" office:value="-326" calcext:value-type="float">
            <text:p>-326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D124]*[.$F$1]" office:value-type="float" office:value="-59.0701648123944" calcext:value-type="float">
            <text:p>-59.0701648123944</text:p>
          </table:table-cell>
        </table:table-row>
        <table:table-row table:style-name="ro1">
          <table:table-cell office:value-type="float" office:value="14.6421" calcext:value-type="float">
            <text:p>14.6421</text:p>
          </table:table-cell>
          <table:table-cell office:value-type="float" office:value="-485" calcext:value-type="float">
            <text:p>-485</text:p>
          </table:table-cell>
          <table:table-cell office:value-type="float" office:value="-326" calcext:value-type="float">
            <text:p>-326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D125]*[.$F$1]" office:value-type="float" office:value="-59.0701648123944" calcext:value-type="float">
            <text:p>-59.0701648123944</text:p>
          </table:table-cell>
        </table:table-row>
        <table:table-row table:style-name="ro1">
          <table:table-cell office:value-type="float" office:value="14.7211" calcext:value-type="float">
            <text:p>14.7211</text:p>
          </table:table-cell>
          <table:table-cell office:value-type="float" office:value="-484" calcext:value-type="float">
            <text:p>-484</text:p>
          </table:table-cell>
          <table:table-cell office:value-type="float" office:value="-326" calcext:value-type="float">
            <text:p>-326</text:p>
          </table:table-cell>
          <table:table-cell office:value-type="float" office:value="-91" calcext:value-type="float">
            <text:p>-91</text:p>
          </table:table-cell>
          <table:table-cell/>
          <table:table-cell table:formula="of:=[.D126]*[.$F$1]" office:value-type="float" office:value="-58.428097803564" calcext:value-type="float">
            <text:p>-58.428097803564</text:p>
          </table:table-cell>
        </table:table-row>
        <table:table-row table:style-name="ro1">
          <table:table-cell office:value-type="float" office:value="14.8001" calcext:value-type="float">
            <text:p>14.8001</text:p>
          </table:table-cell>
          <table:table-cell office:value-type="float" office:value="-485" calcext:value-type="float">
            <text:p>-485</text:p>
          </table:table-cell>
          <table:table-cell office:value-type="float" office:value="-325" calcext:value-type="float">
            <text:p>-325</text:p>
          </table:table-cell>
          <table:table-cell office:value-type="float" office:value="-89" calcext:value-type="float">
            <text:p>-89</text:p>
          </table:table-cell>
          <table:table-cell/>
          <table:table-cell table:formula="of:=[.D127]*[.$F$1]" office:value-type="float" office:value="-57.1439637859033" calcext:value-type="float">
            <text:p>-57.1439637859033</text:p>
          </table:table-cell>
        </table:table-row>
        <table:table-row table:style-name="ro1">
          <table:table-cell office:value-type="float" office:value="14.8793" calcext:value-type="float">
            <text:p>14.8793</text:p>
          </table:table-cell>
          <table:table-cell office:value-type="float" office:value="-486" calcext:value-type="float">
            <text:p>-486</text:p>
          </table:table-cell>
          <table:table-cell office:value-type="float" office:value="-325" calcext:value-type="float">
            <text:p>-325</text:p>
          </table:table-cell>
          <table:table-cell office:value-type="float" office:value="-89" calcext:value-type="float">
            <text:p>-89</text:p>
          </table:table-cell>
          <table:table-cell/>
          <table:table-cell table:formula="of:=[.D128]*[.$F$1]" office:value-type="float" office:value="-57.1439637859033" calcext:value-type="float">
            <text:p>-57.1439637859033</text:p>
          </table:table-cell>
        </table:table-row>
        <table:table-row table:style-name="ro1">
          <table:table-cell office:value-type="float" office:value="14.9581" calcext:value-type="float">
            <text:p>14.9581</text:p>
          </table:table-cell>
          <table:table-cell office:value-type="float" office:value="-484" calcext:value-type="float">
            <text:p>-484</text:p>
          </table:table-cell>
          <table:table-cell office:value-type="float" office:value="-324" calcext:value-type="float">
            <text:p>-324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D129]*[.$F$1]" office:value-type="float" office:value="-57.7860307947337" calcext:value-type="float">
            <text:p>-57.7860307947337</text:p>
          </table:table-cell>
        </table:table-row>
        <table:table-row table:style-name="ro1">
          <table:table-cell office:value-type="float" office:value="15.0371" calcext:value-type="float">
            <text:p>15.0371</text:p>
          </table:table-cell>
          <table:table-cell office:value-type="float" office:value="-479" calcext:value-type="float">
            <text:p>-479</text:p>
          </table:table-cell>
          <table:table-cell office:value-type="float" office:value="-331" calcext:value-type="float">
            <text:p>-331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D130]*[.$F$1]" office:value-type="float" office:value="-59.0701648123944" calcext:value-type="float">
            <text:p>-59.0701648123944</text:p>
          </table:table-cell>
        </table:table-row>
        <table:table-row table:style-name="ro1">
          <table:table-cell office:value-type="float" office:value="15.1161" calcext:value-type="float">
            <text:p>15.1161</text:p>
          </table:table-cell>
          <table:table-cell office:value-type="float" office:value="-484" calcext:value-type="float">
            <text:p>-484</text:p>
          </table:table-cell>
          <table:table-cell office:value-type="float" office:value="-326" calcext:value-type="float">
            <text:p>-326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D131]*[.$F$1]" office:value-type="float" office:value="-59.0701648123944" calcext:value-type="float">
            <text:p>-59.0701648123944</text:p>
          </table:table-cell>
        </table:table-row>
        <table:table-row table:style-name="ro1">
          <table:table-cell office:value-type="float" office:value="15.1951" calcext:value-type="float">
            <text:p>15.1951</text:p>
          </table:table-cell>
          <table:table-cell office:value-type="float" office:value="-476" calcext:value-type="float">
            <text:p>-476</text:p>
          </table:table-cell>
          <table:table-cell office:value-type="float" office:value="-334" calcext:value-type="float">
            <text:p>-334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.D132]*[.$F$1]" office:value-type="float" office:value="-60.9963658388855" calcext:value-type="float">
            <text:p>-60.9963658388855</text:p>
          </table:table-cell>
        </table:table-row>
        <table:table-row table:style-name="ro1">
          <table:table-cell office:value-type="float" office:value="15.2742" calcext:value-type="float">
            <text:p>15.2742</text:p>
          </table:table-cell>
          <table:table-cell office:value-type="float" office:value="-474" calcext:value-type="float">
            <text:p>-474</text:p>
          </table:table-cell>
          <table:table-cell office:value-type="float" office:value="-333" calcext:value-type="float">
            <text:p>-333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D133]*[.$F$1]" office:value-type="float" office:value="-66.1329019095285" calcext:value-type="float">
            <text:p>-66.1329019095285</text:p>
          </table:table-cell>
        </table:table-row>
        <table:table-row table:style-name="ro1">
          <table:table-cell office:value-type="float" office:value="15.3531" calcext:value-type="float">
            <text:p>15.3531</text:p>
          </table:table-cell>
          <table:table-cell office:value-type="float" office:value="-485" calcext:value-type="float">
            <text:p>-485</text:p>
          </table:table-cell>
          <table:table-cell office:value-type="float" office:value="-316" calcext:value-type="float">
            <text:p>-316</text:p>
          </table:table-cell>
          <table:table-cell office:value-type="float" office:value="-125" calcext:value-type="float">
            <text:p>-125</text:p>
          </table:table-cell>
          <table:table-cell/>
          <table:table-cell table:formula="of:=[.D134]*[.$F$1]" office:value-type="float" office:value="-80.2583761037967" calcext:value-type="float">
            <text:p>-80.2583761037967</text:p>
          </table:table-cell>
        </table:table-row>
        <table:table-row table:style-name="ro1">
          <table:table-cell office:value-type="float" office:value="15.4321" calcext:value-type="float">
            <text:p>15.4321</text:p>
          </table:table-cell>
          <table:table-cell office:value-type="float" office:value="-483" calcext:value-type="float">
            <text:p>-483</text:p>
          </table:table-cell>
          <table:table-cell office:value-type="float" office:value="-313" calcext:value-type="float">
            <text:p>-313</text:p>
          </table:table-cell>
          <table:table-cell office:value-type="float" office:value="-144" calcext:value-type="float">
            <text:p>-144</text:p>
          </table:table-cell>
          <table:table-cell/>
          <table:table-cell table:formula="of:=[.D135]*[.$F$1]" office:value-type="float" office:value="-92.4576492715739" calcext:value-type="float">
            <text:p>-92.4576492715739</text:p>
          </table:table-cell>
        </table:table-row>
        <table:table-row table:style-name="ro1">
          <table:table-cell office:value-type="float" office:value="15.5111" calcext:value-type="float">
            <text:p>15.5111</text:p>
          </table:table-cell>
          <table:table-cell office:value-type="float" office:value="-483" calcext:value-type="float">
            <text:p>-483</text:p>
          </table:table-cell>
          <table:table-cell office:value-type="float" office:value="-309" calcext:value-type="float">
            <text:p>-309</text:p>
          </table:table-cell>
          <table:table-cell office:value-type="float" office:value="-148" calcext:value-type="float">
            <text:p>-148</text:p>
          </table:table-cell>
          <table:table-cell/>
          <table:table-cell table:formula="of:=[.D136]*[.$F$1]" office:value-type="float" office:value="-95.0259173068953" calcext:value-type="float">
            <text:p>-95.0259173068953</text:p>
          </table:table-cell>
        </table:table-row>
        <table:table-row table:style-name="ro1">
          <table:table-cell office:value-type="float" office:value="15.5905" calcext:value-type="float">
            <text:p>15.5905</text:p>
          </table:table-cell>
          <table:table-cell office:value-type="float" office:value="-483" calcext:value-type="float">
            <text:p>-483</text:p>
          </table:table-cell>
          <table:table-cell office:value-type="float" office:value="-308" calcext:value-type="float">
            <text:p>-308</text:p>
          </table:table-cell>
          <table:table-cell office:value-type="float" office:value="-151" calcext:value-type="float">
            <text:p>-151</text:p>
          </table:table-cell>
          <table:table-cell/>
          <table:table-cell table:formula="of:=[.D137]*[.$F$1]" office:value-type="float" office:value="-96.9521183333865" calcext:value-type="float">
            <text:p>-96.9521183333865</text:p>
          </table:table-cell>
        </table:table-row>
        <table:table-row table:style-name="ro1">
          <table:table-cell office:value-type="float" office:value="15.6691" calcext:value-type="float">
            <text:p>15.6691</text:p>
          </table:table-cell>
          <table:table-cell office:value-type="float" office:value="-482" calcext:value-type="float">
            <text:p>-482</text:p>
          </table:table-cell>
          <table:table-cell office:value-type="float" office:value="-307" calcext:value-type="float">
            <text:p>-307</text:p>
          </table:table-cell>
          <table:table-cell office:value-type="float" office:value="-155" calcext:value-type="float">
            <text:p>-155</text:p>
          </table:table-cell>
          <table:table-cell/>
          <table:table-cell table:formula="of:=[.D138]*[.$F$1]" office:value-type="float" office:value="-99.520386368708" calcext:value-type="float">
            <text:p>-99.520386368708</text:p>
          </table:table-cell>
        </table:table-row>
        <table:table-row table:style-name="ro1">
          <table:table-cell office:value-type="float" office:value="15.7481" calcext:value-type="float">
            <text:p>15.7481</text:p>
          </table:table-cell>
          <table:table-cell office:value-type="float" office:value="-481" calcext:value-type="float">
            <text:p>-481</text:p>
          </table:table-cell>
          <table:table-cell office:value-type="float" office:value="-305" calcext:value-type="float">
            <text:p>-305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[.D139]*[.$F$1]" office:value-type="float" office:value="-104.656922439351" calcext:value-type="float">
            <text:p>-104.656922439351</text:p>
          </table:table-cell>
        </table:table-row>
        <table:table-row table:style-name="ro1">
          <table:table-cell office:value-type="float" office:value="15.8271" calcext:value-type="float">
            <text:p>15.8271</text:p>
          </table:table-cell>
          <table:table-cell office:value-type="float" office:value="-479" calcext:value-type="float">
            <text:p>-479</text:p>
          </table:table-cell>
          <table:table-cell office:value-type="float" office:value="-301" calcext:value-type="float">
            <text:p>-301</text:p>
          </table:table-cell>
          <table:table-cell office:value-type="float" office:value="-176" calcext:value-type="float">
            <text:p>-176</text:p>
          </table:table-cell>
          <table:table-cell/>
          <table:table-cell table:formula="of:=[.D140]*[.$F$1]" office:value-type="float" office:value="-113.003793554146" calcext:value-type="float">
            <text:p>-113.003793554146</text:p>
          </table:table-cell>
        </table:table-row>
        <table:table-row table:style-name="ro1">
          <table:table-cell office:value-type="float" office:value="15.9063" calcext:value-type="float">
            <text:p>15.9063</text:p>
          </table:table-cell>
          <table:table-cell office:value-type="float" office:value="-478" calcext:value-type="float">
            <text:p>-478</text:p>
          </table:table-cell>
          <table:table-cell office:value-type="float" office:value="-302" calcext:value-type="float">
            <text:p>-302</text:p>
          </table:table-cell>
          <table:table-cell office:value-type="float" office:value="-177" calcext:value-type="float">
            <text:p>-177</text:p>
          </table:table-cell>
          <table:table-cell/>
          <table:table-cell table:formula="of:=[.D141]*[.$F$1]" office:value-type="float" office:value="-113.645860562976" calcext:value-type="float">
            <text:p>-113.645860562976</text:p>
          </table:table-cell>
        </table:table-row>
        <table:table-row table:style-name="ro1">
          <table:table-cell office:value-type="float" office:value="15.9851" calcext:value-type="float">
            <text:p>15.9851</text:p>
          </table:table-cell>
          <table:table-cell office:value-type="float" office:value="-476" calcext:value-type="float">
            <text:p>-476</text:p>
          </table:table-cell>
          <table:table-cell office:value-type="float" office:value="-304" calcext:value-type="float">
            <text:p>-304</text:p>
          </table:table-cell>
          <table:table-cell office:value-type="float" office:value="-178" calcext:value-type="float">
            <text:p>-178</text:p>
          </table:table-cell>
          <table:table-cell/>
          <table:table-cell table:formula="of:=[.D142]*[.$F$1]" office:value-type="float" office:value="-114.287927571807" calcext:value-type="float">
            <text:p>-114.287927571807</text:p>
          </table:table-cell>
        </table:table-row>
        <table:table-row table:style-name="ro1">
          <table:table-cell office:value-type="float" office:value="16.0647" calcext:value-type="float">
            <text:p>16.0647</text:p>
          </table:table-cell>
          <table:table-cell office:value-type="float" office:value="-478" calcext:value-type="float">
            <text:p>-478</text:p>
          </table:table-cell>
          <table:table-cell office:value-type="float" office:value="-302" calcext:value-type="float">
            <text:p>-302</text:p>
          </table:table-cell>
          <table:table-cell office:value-type="float" office:value="-183" calcext:value-type="float">
            <text:p>-183</text:p>
          </table:table-cell>
          <table:table-cell/>
          <table:table-cell table:formula="of:=[.D143]*[.$F$1]" office:value-type="float" office:value="-117.498262615958" calcext:value-type="float">
            <text:p>-117.498262615958</text:p>
          </table:table-cell>
        </table:table-row>
        <table:table-row table:style-name="ro1">
          <table:table-cell office:value-type="float" office:value="16.1431" calcext:value-type="float">
            <text:p>16.1431</text:p>
          </table:table-cell>
          <table:table-cell office:value-type="float" office:value="-474" calcext:value-type="float">
            <text:p>-474</text:p>
          </table:table-cell>
          <table:table-cell office:value-type="float" office:value="-302" calcext:value-type="float">
            <text:p>-302</text:p>
          </table:table-cell>
          <table:table-cell office:value-type="float" office:value="-185" calcext:value-type="float">
            <text:p>-185</text:p>
          </table:table-cell>
          <table:table-cell/>
          <table:table-cell table:formula="of:=[.D144]*[.$F$1]" office:value-type="float" office:value="-118.782396633619" calcext:value-type="float">
            <text:p>-118.782396633619</text:p>
          </table:table-cell>
        </table:table-row>
        <table:table-row table:style-name="ro1">
          <table:table-cell office:value-type="float" office:value="16.2223" calcext:value-type="float">
            <text:p>16.2223</text:p>
          </table:table-cell>
          <table:table-cell office:value-type="float" office:value="-473" calcext:value-type="float">
            <text:p>-473</text:p>
          </table:table-cell>
          <table:table-cell office:value-type="float" office:value="-298" calcext:value-type="float">
            <text:p>-298</text:p>
          </table:table-cell>
          <table:table-cell office:value-type="float" office:value="-190" calcext:value-type="float">
            <text:p>-190</text:p>
          </table:table-cell>
          <table:table-cell/>
          <table:table-cell table:formula="of:=[.D145]*[.$F$1]" office:value-type="float" office:value="-121.992731677771" calcext:value-type="float">
            <text:p>-121.992731677771</text:p>
          </table:table-cell>
        </table:table-row>
        <table:table-row table:style-name="ro1">
          <table:table-cell office:value-type="float" office:value="16.3011" calcext:value-type="float">
            <text:p>16.3011</text:p>
          </table:table-cell>
          <table:table-cell office:value-type="float" office:value="-475" calcext:value-type="float">
            <text:p>-475</text:p>
          </table:table-cell>
          <table:table-cell office:value-type="float" office:value="-291" calcext:value-type="float">
            <text:p>-291</text:p>
          </table:table-cell>
          <table:table-cell office:value-type="float" office:value="-201" calcext:value-type="float">
            <text:p>-201</text:p>
          </table:table-cell>
          <table:table-cell/>
          <table:table-cell table:formula="of:=[.D146]*[.$F$1]" office:value-type="float" office:value="-129.055468774905" calcext:value-type="float">
            <text:p>-129.055468774905</text:p>
          </table:table-cell>
        </table:table-row>
        <table:table-row table:style-name="ro1">
          <table:table-cell office:value-type="float" office:value="16.3801" calcext:value-type="float">
            <text:p>16.3801</text:p>
          </table:table-cell>
          <table:table-cell office:value-type="float" office:value="-476" calcext:value-type="float">
            <text:p>-476</text:p>
          </table:table-cell>
          <table:table-cell office:value-type="float" office:value="-275" calcext:value-type="float">
            <text:p>-275</text:p>
          </table:table-cell>
          <table:table-cell office:value-type="float" office:value="-213" calcext:value-type="float">
            <text:p>-213</text:p>
          </table:table-cell>
          <table:table-cell/>
          <table:table-cell table:formula="of:=[.D147]*[.$F$1]" office:value-type="float" office:value="-136.76027288087" calcext:value-type="float">
            <text:p>-136.76027288087</text:p>
          </table:table-cell>
        </table:table-row>
        <table:table-row table:style-name="ro1">
          <table:table-cell office:value-type="float" office:value="16.4592" calcext:value-type="float">
            <text:p>16.4592</text:p>
          </table:table-cell>
          <table:table-cell office:value-type="float" office:value="-474" calcext:value-type="float">
            <text:p>-474</text:p>
          </table:table-cell>
          <table:table-cell office:value-type="float" office:value="-260" calcext:value-type="float">
            <text:p>-260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[.D148]*[.$F$1]" office:value-type="float" office:value="-146.391278013325" calcext:value-type="float">
            <text:p>-146.391278013325</text:p>
          </table:table-cell>
        </table:table-row>
        <table:table-row table:style-name="ro1">
          <table:table-cell office:value-type="float" office:value="16.5385" calcext:value-type="float">
            <text:p>16.5385</text:p>
          </table:table-cell>
          <table:table-cell office:value-type="float" office:value="-473" calcext:value-type="float">
            <text:p>-473</text:p>
          </table:table-cell>
          <table:table-cell office:value-type="float" office:value="-244" calcext:value-type="float">
            <text:p>-244</text:p>
          </table:table-cell>
          <table:table-cell office:value-type="float" office:value="-241" calcext:value-type="float">
            <text:p>-241</text:p>
          </table:table-cell>
          <table:table-cell/>
          <table:table-cell table:formula="of:=[.D149]*[.$F$1]" office:value-type="float" office:value="-154.73814912812" calcext:value-type="float">
            <text:p>-154.73814912812</text:p>
          </table:table-cell>
        </table:table-row>
        <table:table-row table:style-name="ro1">
          <table:table-cell office:value-type="float" office:value="16.6171" calcext:value-type="float">
            <text:p>16.6171</text:p>
          </table:table-cell>
          <table:table-cell office:value-type="float" office:value="-472" calcext:value-type="float">
            <text:p>-472</text:p>
          </table:table-cell>
          <table:table-cell office:value-type="float" office:value="-219" calcext:value-type="float">
            <text:p>-219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D150]*[.$F$1]" office:value-type="float" office:value="-165.653288278237" calcext:value-type="float">
            <text:p>-165.653288278237</text:p>
          </table:table-cell>
        </table:table-row>
        <table:table-row table:style-name="ro1">
          <table:table-cell office:value-type="float" office:value="16.6961" calcext:value-type="float">
            <text:p>16.6961</text:p>
          </table:table-cell>
          <table:table-cell office:value-type="float" office:value="-473" calcext:value-type="float">
            <text:p>-473</text:p>
          </table:table-cell>
          <table:table-cell office:value-type="float" office:value="-203" calcext:value-type="float">
            <text:p>-203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[.D151]*[.$F$1]" office:value-type="float" office:value="-170.147757340049" calcext:value-type="float">
            <text:p>-170.147757340049</text:p>
          </table:table-cell>
        </table:table-row>
        <table:table-row table:style-name="ro1">
          <table:table-cell office:value-type="float" office:value="16.7751" calcext:value-type="float">
            <text:p>16.7751</text:p>
          </table:table-cell>
          <table:table-cell office:value-type="float" office:value="-471" calcext:value-type="float">
            <text:p>-471</text:p>
          </table:table-cell>
          <table:table-cell office:value-type="float" office:value="-181" calcext:value-type="float">
            <text:p>-181</text:p>
          </table:table-cell>
          <table:table-cell office:value-type="float" office:value="-275" calcext:value-type="float">
            <text:p>-275</text:p>
          </table:table-cell>
          <table:table-cell/>
          <table:table-cell table:formula="of:=[.D152]*[.$F$1]" office:value-type="float" office:value="-176.568427428353" calcext:value-type="float">
            <text:p>-176.568427428353</text:p>
          </table:table-cell>
        </table:table-row>
        <table:table-row table:style-name="ro1">
          <table:table-cell office:value-type="float" office:value="16.8541" calcext:value-type="float">
            <text:p>16.8541</text:p>
          </table:table-cell>
          <table:table-cell office:value-type="float" office:value="-471" calcext:value-type="float">
            <text:p>-471</text:p>
          </table:table-cell>
          <table:table-cell office:value-type="float" office:value="-156" calcext:value-type="float">
            <text:p>-156</text:p>
          </table:table-cell>
          <table:table-cell office:value-type="float" office:value="-281" calcext:value-type="float">
            <text:p>-281</text:p>
          </table:table-cell>
          <table:table-cell/>
          <table:table-cell table:formula="of:=[.D153]*[.$F$1]" office:value-type="float" office:value="-180.420829481335" calcext:value-type="float">
            <text:p>-180.420829481335</text:p>
          </table:table-cell>
        </table:table-row>
        <table:table-row table:style-name="ro1">
          <table:table-cell office:value-type="float" office:value="16.933" calcext:value-type="float">
            <text:p>16.933</text:p>
          </table:table-cell>
          <table:table-cell office:value-type="float" office:value="-472" calcext:value-type="float">
            <text:p>-472</text:p>
          </table:table-cell>
          <table:table-cell office:value-type="float" office:value="-120" calcext:value-type="float">
            <text:p>-120</text:p>
          </table:table-cell>
          <table:table-cell office:value-type="float" office:value="-288" calcext:value-type="float">
            <text:p>-288</text:p>
          </table:table-cell>
          <table:table-cell/>
          <table:table-cell table:formula="of:=[.D154]*[.$F$1]" office:value-type="float" office:value="-184.915298543148" calcext:value-type="float">
            <text:p>-184.915298543148</text:p>
          </table:table-cell>
        </table:table-row>
        <table:table-row table:style-name="ro1">
          <table:table-cell office:value-type="float" office:value="17.0121" calcext:value-type="float">
            <text:p>17.0121</text:p>
          </table:table-cell>
          <table:table-cell office:value-type="float" office:value="-471" calcext:value-type="float">
            <text:p>-471</text:p>
          </table:table-cell>
          <table:table-cell office:value-type="float" office:value="-101" calcext:value-type="float">
            <text:p>-101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D155]*[.$F$1]" office:value-type="float" office:value="-186.199432560808" calcext:value-type="float">
            <text:p>-186.199432560808</text:p>
          </table:table-cell>
        </table:table-row>
        <table:table-row table:style-name="ro1">
          <table:table-cell office:value-type="float" office:value="17.0911" calcext:value-type="float">
            <text:p>17.0911</text:p>
          </table:table-cell>
          <table:table-cell office:value-type="float" office:value="-472" calcext:value-type="float">
            <text:p>-472</text:p>
          </table:table-cell>
          <table:table-cell office:value-type="float" office:value="-84" calcext:value-type="float">
            <text:p>-84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D156]*[.$F$1]" office:value-type="float" office:value="-186.199432560808" calcext:value-type="float">
            <text:p>-186.199432560808</text:p>
          </table:table-cell>
        </table:table-row>
        <table:table-row table:style-name="ro1">
          <table:table-cell office:value-type="float" office:value="17.1701" calcext:value-type="float">
            <text:p>17.1701</text:p>
          </table:table-cell>
          <table:table-cell office:value-type="float" office:value="-473" calcext:value-type="float">
            <text:p>-473</text:p>
          </table:table-cell>
          <table:table-cell office:value-type="float" office:value="-64" calcext:value-type="float">
            <text:p>-64</text:p>
          </table:table-cell>
          <table:table-cell office:value-type="float" office:value="-288" calcext:value-type="float">
            <text:p>-288</text:p>
          </table:table-cell>
          <table:table-cell/>
          <table:table-cell table:formula="of:=[.D157]*[.$F$1]" office:value-type="float" office:value="-184.915298543148" calcext:value-type="float">
            <text:p>-184.915298543148</text:p>
          </table:table-cell>
        </table:table-row>
        <table:table-row table:style-name="ro1">
          <table:table-cell office:value-type="float" office:value="17.2491" calcext:value-type="float">
            <text:p>17.2491</text:p>
          </table:table-cell>
          <table:table-cell office:value-type="float" office:value="-472" calcext:value-type="float">
            <text:p>-472</text:p>
          </table:table-cell>
          <table:table-cell office:value-type="float" office:value="-38" calcext:value-type="float">
            <text:p>-38</text:p>
          </table:table-cell>
          <table:table-cell office:value-type="float" office:value="-285" calcext:value-type="float">
            <text:p>-285</text:p>
          </table:table-cell>
          <table:table-cell/>
          <table:table-cell table:formula="of:=[.D158]*[.$F$1]" office:value-type="float" office:value="-182.989097516657" calcext:value-type="float">
            <text:p>-182.989097516657</text:p>
          </table:table-cell>
        </table:table-row>
        <table:table-row table:style-name="ro1">
          <table:table-cell office:value-type="float" office:value="17.3281" calcext:value-type="float">
            <text:p>17.3281</text:p>
          </table:table-cell>
          <table:table-cell office:value-type="float" office:value="-473" calcext:value-type="float">
            <text:p>-473</text:p>
          </table:table-cell>
          <table:table-cell office:value-type="float" office:value="-19" calcext:value-type="float">
            <text:p>-19</text:p>
          </table:table-cell>
          <table:table-cell office:value-type="float" office:value="-279" calcext:value-type="float">
            <text:p>-279</text:p>
          </table:table-cell>
          <table:table-cell/>
          <table:table-cell table:formula="of:=[.D159]*[.$F$1]" office:value-type="float" office:value="-179.136695463674" calcext:value-type="float">
            <text:p>-179.136695463674</text:p>
          </table:table-cell>
        </table:table-row>
        <table:table-row table:style-name="ro1">
          <table:table-cell office:value-type="float" office:value="17.4071" calcext:value-type="float">
            <text:p>17.4071</text:p>
          </table:table-cell>
          <table:table-cell office:value-type="float" office:value="-473" calcext:value-type="float">
            <text:p>-473</text:p>
          </table:table-cell>
          <table:table-cell office:value-type="float" office:value="-6" calcext:value-type="float">
            <text:p>-6</text:p>
          </table:table-cell>
          <table:table-cell office:value-type="float" office:value="-276" calcext:value-type="float">
            <text:p>-276</text:p>
          </table:table-cell>
          <table:table-cell/>
          <table:table-cell table:formula="of:=[.D160]*[.$F$1]" office:value-type="float" office:value="-177.210494437183" calcext:value-type="float">
            <text:p>-177.210494437183</text:p>
          </table:table-cell>
        </table:table-row>
        <table:table-row table:style-name="ro1">
          <table:table-cell office:value-type="float" office:value="17.4861" calcext:value-type="float">
            <text:p>17.4861</text:p>
          </table:table-cell>
          <table:table-cell office:value-type="float" office:value="-474" calcext:value-type="float">
            <text:p>-474</text:p>
          </table:table-cell>
          <table:table-cell office:value-type="float" office:value="1" calcext:value-type="float">
            <text:p>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[.D161]*[.$F$1]" office:value-type="float" office:value="-175.926360419522" calcext:value-type="float">
            <text:p>-175.926360419522</text:p>
          </table:table-cell>
        </table:table-row>
        <table:table-row table:style-name="ro1">
          <table:table-cell office:value-type="float" office:value="17.5651" calcext:value-type="float">
            <text:p>17.5651</text:p>
          </table:table-cell>
          <table:table-cell office:value-type="float" office:value="-477" calcext:value-type="float">
            <text:p>-477</text:p>
          </table:table-cell>
          <table:table-cell office:value-type="float" office:value="18" calcext:value-type="float">
            <text:p>18</text:p>
          </table:table-cell>
          <table:table-cell office:value-type="float" office:value="-267" calcext:value-type="float">
            <text:p>-267</text:p>
          </table:table-cell>
          <table:table-cell/>
          <table:table-cell table:formula="of:=[.D162]*[.$F$1]" office:value-type="float" office:value="-171.43189135771" calcext:value-type="float">
            <text:p>-171.43189135771</text:p>
          </table:table-cell>
        </table:table-row>
        <table:table-row table:style-name="ro1">
          <table:table-cell office:value-type="float" office:value="17.644" calcext:value-type="float">
            <text:p>17.644</text:p>
          </table:table-cell>
          <table:table-cell office:value-type="float" office:value="-477" calcext:value-type="float">
            <text:p>-477</text:p>
          </table:table-cell>
          <table:table-cell office:value-type="float" office:value="35" calcext:value-type="float">
            <text:p>35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[.D163]*[.$F$1]" office:value-type="float" office:value="-166.937422295897" calcext:value-type="float">
            <text:p>-166.937422295897</text:p>
          </table:table-cell>
        </table:table-row>
        <table:table-row table:style-name="ro1">
          <table:table-cell office:value-type="float" office:value="17.7231" calcext:value-type="float">
            <text:p>17.7231</text:p>
          </table:table-cell>
          <table:table-cell office:value-type="float" office:value="-478" calcext:value-type="float">
            <text:p>-478</text:p>
          </table:table-cell>
          <table:table-cell office:value-type="float" office:value="50" calcext:value-type="float">
            <text:p>50</text:p>
          </table:table-cell>
          <table:table-cell office:value-type="float" office:value="-249" calcext:value-type="float">
            <text:p>-249</text:p>
          </table:table-cell>
          <table:table-cell/>
          <table:table-cell table:formula="of:=[.D164]*[.$F$1]" office:value-type="float" office:value="-159.874685198763" calcext:value-type="float">
            <text:p>-159.874685198763</text:p>
          </table:table-cell>
        </table:table-row>
        <table:table-row table:style-name="ro1">
          <table:table-cell office:value-type="float" office:value="17.8021" calcext:value-type="float">
            <text:p>17.8021</text:p>
          </table:table-cell>
          <table:table-cell office:value-type="float" office:value="-478" calcext:value-type="float">
            <text:p>-478</text:p>
          </table:table-cell>
          <table:table-cell office:value-type="float" office:value="70" calcext:value-type="float">
            <text:p>70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[.D165]*[.$F$1]" office:value-type="float" office:value="-151.527814083968" calcext:value-type="float">
            <text:p>-151.527814083968</text:p>
          </table:table-cell>
        </table:table-row>
        <table:table-row table:style-name="ro1">
          <table:table-cell office:value-type="float" office:value="17.8811" calcext:value-type="float">
            <text:p>17.8811</text:p>
          </table:table-cell>
          <table:table-cell office:value-type="float" office:value="-480" calcext:value-type="float">
            <text:p>-480</text:p>
          </table:table-cell>
          <table:table-cell office:value-type="float" office:value="84" calcext:value-type="float">
            <text:p>84</text:p>
          </table:table-cell>
          <table:table-cell office:value-type="float" office:value="-226" calcext:value-type="float">
            <text:p>-226</text:p>
          </table:table-cell>
          <table:table-cell/>
          <table:table-cell table:formula="of:=[.D166]*[.$F$1]" office:value-type="float" office:value="-145.107143995665" calcext:value-type="float">
            <text:p>-145.107143995665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-481" calcext:value-type="float">
            <text:p>-481</text:p>
          </table:table-cell>
          <table:table-cell office:value-type="float" office:value="101" calcext:value-type="float">
            <text:p>101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167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18.0391" calcext:value-type="float">
            <text:p>18.0391</text:p>
          </table:table-cell>
          <table:table-cell office:value-type="float" office:value="-481" calcext:value-type="float">
            <text:p>-481</text:p>
          </table:table-cell>
          <table:table-cell office:value-type="float" office:value="111" calcext:value-type="float">
            <text:p>111</text:p>
          </table:table-cell>
          <table:table-cell office:value-type="float" office:value="-199" calcext:value-type="float">
            <text:p>-199</text:p>
          </table:table-cell>
          <table:table-cell/>
          <table:table-cell table:formula="of:=[.D168]*[.$F$1]" office:value-type="float" office:value="-127.771334757244" calcext:value-type="float">
            <text:p>-127.771334757244</text:p>
          </table:table-cell>
        </table:table-row>
        <table:table-row table:style-name="ro1">
          <table:table-cell office:value-type="float" office:value="18.1181" calcext:value-type="float">
            <text:p>18.1181</text:p>
          </table:table-cell>
          <table:table-cell office:value-type="float" office:value="-483" calcext:value-type="float">
            <text:p>-483</text:p>
          </table:table-cell>
          <table:table-cell office:value-type="float" office:value="122" calcext:value-type="float">
            <text:p>122</text:p>
          </table:table-cell>
          <table:table-cell office:value-type="float" office:value="-186" calcext:value-type="float">
            <text:p>-186</text:p>
          </table:table-cell>
          <table:table-cell/>
          <table:table-cell table:formula="of:=[.D169]*[.$F$1]" office:value-type="float" office:value="-119.42446364245" calcext:value-type="float">
            <text:p>-119.42446364245</text:p>
          </table:table-cell>
        </table:table-row>
        <table:table-row table:style-name="ro1">
          <table:table-cell office:value-type="float" office:value="18.1978" calcext:value-type="float">
            <text:p>18.1978</text:p>
          </table:table-cell>
          <table:table-cell office:value-type="float" office:value="-484" calcext:value-type="float">
            <text:p>-484</text:p>
          </table:table-cell>
          <table:table-cell office:value-type="float" office:value="133" calcext:value-type="float">
            <text:p>133</text:p>
          </table:table-cell>
          <table:table-cell office:value-type="float" office:value="-173" calcext:value-type="float">
            <text:p>-173</text:p>
          </table:table-cell>
          <table:table-cell/>
          <table:table-cell table:formula="of:=[.D170]*[.$F$1]" office:value-type="float" office:value="-111.077592527655" calcext:value-type="float">
            <text:p>-111.077592527655</text:p>
          </table:table-cell>
        </table:table-row>
        <table:table-row table:style-name="ro1">
          <table:table-cell office:value-type="float" office:value="18.276" calcext:value-type="float">
            <text:p>18.276</text:p>
          </table:table-cell>
          <table:table-cell office:value-type="float" office:value="-485" calcext:value-type="float">
            <text:p>-485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/>
          <table:table-cell table:formula="of:=[.D171]*[.$F$1]" office:value-type="float" office:value="-93.7417832892346" calcext:value-type="float">
            <text:p>-93.7417832892346</text:p>
          </table:table-cell>
        </table:table-row>
        <table:table-row table:style-name="ro1">
          <table:table-cell office:value-type="float" office:value="18.355" calcext:value-type="float">
            <text:p>18.355</text:p>
          </table:table-cell>
          <table:table-cell office:value-type="float" office:value="-485" calcext:value-type="float">
            <text:p>-485</text:p>
          </table:table-cell>
          <table:table-cell office:value-type="float" office:value="154" calcext:value-type="float">
            <text:p>154</text:p>
          </table:table-cell>
          <table:table-cell office:value-type="float" office:value="-126" calcext:value-type="float">
            <text:p>-126</text:p>
          </table:table-cell>
          <table:table-cell/>
          <table:table-cell table:formula="of:=[.D172]*[.$F$1]" office:value-type="float" office:value="-80.9004431126271" calcext:value-type="float">
            <text:p>-80.9004431126271</text:p>
          </table:table-cell>
        </table:table-row>
        <table:table-row table:style-name="ro1">
          <table:table-cell office:value-type="float" office:value="18.434" calcext:value-type="float">
            <text:p>18.434</text:p>
          </table:table-cell>
          <table:table-cell office:value-type="float" office:value="-487" calcext:value-type="float">
            <text:p>-487</text:p>
          </table:table-cell>
          <table:table-cell office:value-type="float" office:value="155" calcext:value-type="float">
            <text:p>155</text:p>
          </table:table-cell>
          <table:table-cell office:value-type="float" office:value="-125" calcext:value-type="float">
            <text:p>-125</text:p>
          </table:table-cell>
          <table:table-cell/>
          <table:table-cell table:formula="of:=[.D173]*[.$F$1]" office:value-type="float" office:value="-80.2583761037967" calcext:value-type="float">
            <text:p>-80.2583761037967</text:p>
          </table:table-cell>
        </table:table-row>
        <table:table-row table:style-name="ro1">
          <table:table-cell office:value-type="float" office:value="18.5134" calcext:value-type="float">
            <text:p>18.5134</text:p>
          </table:table-cell>
          <table:table-cell office:value-type="float" office:value="-489" calcext:value-type="float">
            <text:p>-489</text:p>
          </table:table-cell>
          <table:table-cell office:value-type="float" office:value="158" calcext:value-type="float">
            <text:p>158</text:p>
          </table:table-cell>
          <table:table-cell office:value-type="float" office:value="-114" calcext:value-type="float">
            <text:p>-114</text:p>
          </table:table-cell>
          <table:table-cell/>
          <table:table-cell table:formula="of:=[.D174]*[.$F$1]" office:value-type="float" office:value="-73.1956390066626" calcext:value-type="float">
            <text:p>-73.1956390066626</text:p>
          </table:table-cell>
        </table:table-row>
        <table:table-row table:style-name="ro1">
          <table:table-cell office:value-type="float" office:value="18.592" calcext:value-type="float">
            <text:p>18.592</text:p>
          </table:table-cell>
          <table:table-cell office:value-type="float" office:value="-488" calcext:value-type="float">
            <text:p>-488</text:p>
          </table:table-cell>
          <table:table-cell office:value-type="float" office:value="161" calcext:value-type="float">
            <text:p>161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D175]*[.$F$1]" office:value-type="float" office:value="-66.1329019095285" calcext:value-type="float">
            <text:p>-66.1329019095285</text:p>
          </table:table-cell>
        </table:table-row>
        <table:table-row table:style-name="ro1">
          <table:table-cell office:value-type="float" office:value="18.6711" calcext:value-type="float">
            <text:p>18.6711</text:p>
          </table:table-cell>
          <table:table-cell office:value-type="float" office:value="-488" calcext:value-type="float">
            <text:p>-488</text:p>
          </table:table-cell>
          <table:table-cell office:value-type="float" office:value="163" calcext:value-type="float">
            <text:p>163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.D176]*[.$F$1]" office:value-type="float" office:value="-60.9963658388855" calcext:value-type="float">
            <text:p>-60.9963658388855</text:p>
          </table:table-cell>
        </table:table-row>
        <table:table-row table:style-name="ro1">
          <table:table-cell office:value-type="float" office:value="18.7501" calcext:value-type="float">
            <text:p>18.7501</text:p>
          </table:table-cell>
          <table:table-cell office:value-type="float" office:value="-490" calcext:value-type="float">
            <text:p>-490</text:p>
          </table:table-cell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/>
          <table:table-cell table:formula="of:=[.D177]*[.$F$1]" office:value-type="float" office:value="-53.291561732921" calcext:value-type="float">
            <text:p>-53.291561732921</text:p>
          </table:table-cell>
        </table:table-row>
        <table:table-row table:style-name="ro1">
          <table:table-cell office:value-type="float" office:value="18.829" calcext:value-type="float">
            <text:p>18.829</text:p>
          </table:table-cell>
          <table:table-cell office:value-type="float" office:value="-491" calcext:value-type="float">
            <text:p>-491</text:p>
          </table:table-cell>
          <table:table-cell office:value-type="float" office:value="167" calcext:value-type="float">
            <text:p>167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[.D178]*[.$F$1]" office:value-type="float" office:value="-42.3764225828047" calcext:value-type="float">
            <text:p>-42.3764225828047</text:p>
          </table:table-cell>
        </table:table-row>
        <table:table-row table:style-name="ro1">
          <table:table-cell office:value-type="float" office:value="18.908" calcext:value-type="float">
            <text:p>18.908</text:p>
          </table:table-cell>
          <table:table-cell office:value-type="float" office:value="-490" calcext:value-type="float">
            <text:p>-490</text:p>
          </table:table-cell>
          <table:table-cell office:value-type="float" office:value="169" calcext:value-type="float">
            <text:p>169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[.D179]*[.$F$1]" office:value-type="float" office:value="-32.1033504415187" calcext:value-type="float">
            <text:p>-32.1033504415187</text:p>
          </table:table-cell>
        </table:table-row>
        <table:table-row table:style-name="ro1">
          <table:table-cell office:value-type="float" office:value="18.9871" calcext:value-type="float">
            <text:p>18.9871</text:p>
          </table:table-cell>
          <table:table-cell office:value-type="float" office:value="-492" calcext:value-type="float">
            <text:p>-492</text:p>
          </table:table-cell>
          <table:table-cell office:value-type="float" office:value="168" calcext:value-type="float">
            <text:p>168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[.D180]*[.$F$1]" office:value-type="float" office:value="-22.4723453090631" calcext:value-type="float">
            <text:p>-22.4723453090631</text:p>
          </table:table-cell>
        </table:table-row>
        <table:table-row table:style-name="ro1">
          <table:table-cell office:value-type="float" office:value="19.0661" calcext:value-type="float">
            <text:p>19.0661</text:p>
          </table:table-cell>
          <table:table-cell office:value-type="float" office:value="-491" calcext:value-type="float">
            <text:p>-491</text:p>
          </table:table-cell>
          <table:table-cell office:value-type="float" office:value="164" calcext:value-type="float">
            <text:p>164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[.D181]*[.$F$1]" office:value-type="float" office:value="-13.4834071854379" calcext:value-type="float">
            <text:p>-13.4834071854379</text:p>
          </table:table-cell>
        </table:table-row>
        <table:table-row table:style-name="ro1">
          <table:table-cell office:value-type="float" office:value="19.1451" calcext:value-type="float">
            <text:p>19.1451</text:p>
          </table:table-cell>
          <table:table-cell office:value-type="float" office:value="-494" calcext:value-type="float">
            <text:p>-49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82]*[.$F$1]" office:value-type="float" office:value="0.642067008830374" calcext:value-type="float">
            <text:p>0.642067008830374</text:p>
          </table:table-cell>
        </table:table-row>
        <table:table-row table:style-name="ro1">
          <table:table-cell office:value-type="float" office:value="19.2241" calcext:value-type="float">
            <text:p>19.2241</text:p>
          </table:table-cell>
          <table:table-cell office:value-type="float" office:value="-496" calcext:value-type="float">
            <text:p>-496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183]*[.$F$1]" office:value-type="float" office:value="17.9778762472505" calcext:value-type="float">
            <text:p>17.9778762472505</text:p>
          </table:table-cell>
        </table:table-row>
        <table:table-row table:style-name="ro1">
          <table:table-cell office:value-type="float" office:value="19.303" calcext:value-type="float">
            <text:p>19.303</text:p>
          </table:table-cell>
          <table:table-cell office:value-type="float" office:value="-496" calcext:value-type="float">
            <text:p>-49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184]*[.$F$1]" office:value-type="float" office:value="28.8930153973668" calcext:value-type="float">
            <text:p>28.8930153973668</text:p>
          </table:table-cell>
        </table:table-row>
        <table:table-row table:style-name="ro1">
          <table:table-cell office:value-type="float" office:value="19.3821" calcext:value-type="float">
            <text:p>19.3821</text:p>
          </table:table-cell>
          <table:table-cell office:value-type="float" office:value="-495" calcext:value-type="float">
            <text:p>-495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185]*[.$F$1]" office:value-type="float" office:value="35.3136854856706" calcext:value-type="float">
            <text:p>35.3136854856706</text:p>
          </table:table-cell>
        </table:table-row>
        <table:table-row table:style-name="ro1">
          <table:table-cell office:value-type="float" office:value="19.4611" calcext:value-type="float">
            <text:p>19.4611</text:p>
          </table:table-cell>
          <table:table-cell office:value-type="float" office:value="-500" calcext:value-type="float">
            <text:p>-500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186]*[.$F$1]" office:value-type="float" office:value="48.155025662278" calcext:value-type="float">
            <text:p>48.155025662278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-499" calcext:value-type="float">
            <text:p>-499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187]*[.$F$1]" office:value-type="float" office:value="52.6494947240907" calcext:value-type="float">
            <text:p>52.6494947240907</text:p>
          </table:table-cell>
        </table:table-row>
        <table:table-row table:style-name="ro1">
          <table:table-cell office:value-type="float" office:value="19.619" calcext:value-type="float">
            <text:p>19.619</text:p>
          </table:table-cell>
          <table:table-cell office:value-type="float" office:value="-499" calcext:value-type="float">
            <text:p>-499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188]*[.$F$1]" office:value-type="float" office:value="54.5756957505818" calcext:value-type="float">
            <text:p>54.5756957505818</text:p>
          </table:table-cell>
        </table:table-row>
        <table:table-row table:style-name="ro1">
          <table:table-cell office:value-type="float" office:value="19.6986" calcext:value-type="float">
            <text:p>19.6986</text:p>
          </table:table-cell>
          <table:table-cell office:value-type="float" office:value="-496" calcext:value-type="float">
            <text:p>-496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189]*[.$F$1]" office:value-type="float" office:value="53.9336287417514" calcext:value-type="float">
            <text:p>53.9336287417514</text:p>
          </table:table-cell>
        </table:table-row>
        <table:table-row table:style-name="ro1">
          <table:table-cell office:value-type="float" office:value="19.7777" calcext:value-type="float">
            <text:p>19.7777</text:p>
          </table:table-cell>
          <table:table-cell office:value-type="float" office:value="-499" calcext:value-type="float">
            <text:p>-499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190]*[.$F$1]" office:value-type="float" office:value="49.4391596799388" calcext:value-type="float">
            <text:p>49.4391596799388</text:p>
          </table:table-cell>
        </table:table-row>
        <table:table-row table:style-name="ro1">
          <table:table-cell office:value-type="float" office:value="19.856" calcext:value-type="float">
            <text:p>19.856</text:p>
          </table:table-cell>
          <table:table-cell office:value-type="float" office:value="-497" calcext:value-type="float">
            <text:p>-497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191]*[.$F$1]" office:value-type="float" office:value="32.7454174503491" calcext:value-type="float">
            <text:p>32.7454174503491</text:p>
          </table:table-cell>
        </table:table-row>
        <table:table-row table:style-name="ro1">
          <table:table-cell office:value-type="float" office:value="19.9351" calcext:value-type="float">
            <text:p>19.9351</text:p>
          </table:table-cell>
          <table:table-cell office:value-type="float" office:value="-488" calcext:value-type="float">
            <text:p>-488</text:p>
          </table:table-cell>
          <table:table-cell office:value-type="float" office:value="169" calcext:value-type="float">
            <text:p>169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D192]*[.$F$1]" office:value-type="float" office:value="-5.13653607064299" calcext:value-type="float">
            <text:p>-5.13653607064299</text:p>
          </table:table-cell>
        </table:table-row>
        <table:table-row table:style-name="ro1">
          <table:table-cell office:value-type="float" office:value="20.0141" calcext:value-type="float">
            <text:p>20.0141</text:p>
          </table:table-cell>
          <table:table-cell office:value-type="float" office:value="-490" calcext:value-type="float">
            <text:p>-490</text:p>
          </table:table-cell>
          <table:table-cell office:value-type="float" office:value="177" calcext:value-type="float">
            <text:p>177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[.D193]*[.$F$1]" office:value-type="float" office:value="-24.3985463355542" calcext:value-type="float">
            <text:p>-24.3985463355542</text:p>
          </table:table-cell>
        </table:table-row>
        <table:table-row table:style-name="ro1">
          <table:table-cell office:value-type="float" office:value="20.0931" calcext:value-type="float">
            <text:p>20.0931</text:p>
          </table:table-cell>
          <table:table-cell office:value-type="float" office:value="-484" calcext:value-type="float">
            <text:p>-484</text:p>
          </table:table-cell>
          <table:table-cell office:value-type="float" office:value="169" calcext:value-type="float">
            <text:p>169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[.D194]*[.$F$1]" office:value-type="float" office:value="-43.6605566004654" calcext:value-type="float">
            <text:p>-43.6605566004654</text:p>
          </table:table-cell>
        </table:table-row>
        <table:table-row table:style-name="ro1">
          <table:table-cell office:value-type="float" office:value="20.1722" calcext:value-type="float">
            <text:p>20.1722</text:p>
          </table:table-cell>
          <table:table-cell office:value-type="float" office:value="-479" calcext:value-type="float">
            <text:p>-479</text:p>
          </table:table-cell>
          <table:table-cell office:value-type="float" office:value="163" calcext:value-type="float">
            <text:p>163</text:p>
          </table:table-cell>
          <table:table-cell office:value-type="float" office:value="-97" calcext:value-type="float">
            <text:p>-97</text:p>
          </table:table-cell>
          <table:table-cell/>
          <table:table-cell table:formula="of:=[.D195]*[.$F$1]" office:value-type="float" office:value="-62.2804998565463" calcext:value-type="float">
            <text:p>-62.2804998565463</text:p>
          </table:table-cell>
        </table:table-row>
        <table:table-row table:style-name="ro1">
          <table:table-cell office:value-type="float" office:value="20.2511" calcext:value-type="float">
            <text:p>20.2511</text:p>
          </table:table-cell>
          <table:table-cell office:value-type="float" office:value="-482" calcext:value-type="float">
            <text:p>-482</text:p>
          </table:table-cell>
          <table:table-cell office:value-type="float" office:value="163" calcext:value-type="float">
            <text:p>163</text:p>
          </table:table-cell>
          <table:table-cell office:value-type="float" office:value="-107" calcext:value-type="float">
            <text:p>-107</text:p>
          </table:table-cell>
          <table:table-cell/>
          <table:table-cell table:formula="of:=[.D196]*[.$F$1]" office:value-type="float" office:value="-68.70116994485" calcext:value-type="float">
            <text:p>-68.70116994485</text:p>
          </table:table-cell>
        </table:table-row>
        <table:table-row table:style-name="ro1">
          <table:table-cell office:value-type="float" office:value="20.3301" calcext:value-type="float">
            <text:p>20.3301</text:p>
          </table:table-cell>
          <table:table-cell office:value-type="float" office:value="-482" calcext:value-type="float">
            <text:p>-482</text:p>
          </table:table-cell>
          <table:table-cell office:value-type="float" office:value="164" calcext:value-type="float">
            <text:p>164</text:p>
          </table:table-cell>
          <table:table-cell office:value-type="float" office:value="-108" calcext:value-type="float">
            <text:p>-108</text:p>
          </table:table-cell>
          <table:table-cell/>
          <table:table-cell table:formula="of:=[.D197]*[.$F$1]" office:value-type="float" office:value="-69.3432369536804" calcext:value-type="float">
            <text:p>-69.3432369536804</text:p>
          </table:table-cell>
        </table:table-row>
        <table:table-row table:style-name="ro1">
          <table:table-cell office:value-type="float" office:value="20.409" calcext:value-type="float">
            <text:p>20.409</text:p>
          </table:table-cell>
          <table:table-cell office:value-type="float" office:value="-481" calcext:value-type="float">
            <text:p>-481</text:p>
          </table:table-cell>
          <table:table-cell office:value-type="float" office:value="166" calcext:value-type="float">
            <text:p>166</text:p>
          </table:table-cell>
          <table:table-cell office:value-type="float" office:value="-110" calcext:value-type="float">
            <text:p>-110</text:p>
          </table:table-cell>
          <table:table-cell/>
          <table:table-cell table:formula="of:=[.D198]*[.$F$1]" office:value-type="float" office:value="-70.6273709713411" calcext:value-type="float">
            <text:p>-70.6273709713411</text:p>
          </table:table-cell>
        </table:table-row>
        <table:table-row table:style-name="ro1">
          <table:table-cell office:value-type="float" office:value="20.488" calcext:value-type="float">
            <text:p>20.488</text:p>
          </table:table-cell>
          <table:table-cell office:value-type="float" office:value="-478" calcext:value-type="float">
            <text:p>-478</text:p>
          </table:table-cell>
          <table:table-cell office:value-type="float" office:value="160" calcext:value-type="float">
            <text:p>160</text:p>
          </table:table-cell>
          <table:table-cell office:value-type="float" office:value="-119" calcext:value-type="float">
            <text:p>-119</text:p>
          </table:table-cell>
          <table:table-cell/>
          <table:table-cell table:formula="of:=[.D199]*[.$F$1]" office:value-type="float" office:value="-76.4059740508145" calcext:value-type="float">
            <text:p>-76.4059740508145</text:p>
          </table:table-cell>
        </table:table-row>
        <table:table-row table:style-name="ro1">
          <table:table-cell office:value-type="float" office:value="20.567" calcext:value-type="float">
            <text:p>20.567</text:p>
          </table:table-cell>
          <table:table-cell office:value-type="float" office:value="-477" calcext:value-type="float">
            <text:p>-477</text:p>
          </table:table-cell>
          <table:table-cell office:value-type="float" office:value="158" calcext:value-type="float">
            <text:p>158</text:p>
          </table:table-cell>
          <table:table-cell office:value-type="float" office:value="-125" calcext:value-type="float">
            <text:p>-125</text:p>
          </table:table-cell>
          <table:table-cell/>
          <table:table-cell table:formula="of:=[.D200]*[.$F$1]" office:value-type="float" office:value="-80.2583761037967" calcext:value-type="float">
            <text:p>-80.2583761037967</text:p>
          </table:table-cell>
        </table:table-row>
        <table:table-row table:style-name="ro1">
          <table:table-cell office:value-type="float" office:value="20.6463" calcext:value-type="float">
            <text:p>20.6463</text:p>
          </table:table-cell>
          <table:table-cell office:value-type="float" office:value="-476" calcext:value-type="float">
            <text:p>-476</text:p>
          </table:table-cell>
          <table:table-cell office:value-type="float" office:value="155" calcext:value-type="float">
            <text:p>155</text:p>
          </table:table-cell>
          <table:table-cell office:value-type="float" office:value="-133" calcext:value-type="float">
            <text:p>-133</text:p>
          </table:table-cell>
          <table:table-cell/>
          <table:table-cell table:formula="of:=[.D201]*[.$F$1]" office:value-type="float" office:value="-85.3949121744397" calcext:value-type="float">
            <text:p>-85.3949121744397</text:p>
          </table:table-cell>
        </table:table-row>
        <table:table-row table:style-name="ro1">
          <table:table-cell office:value-type="float" office:value="20.7251" calcext:value-type="float">
            <text:p>20.7251</text:p>
          </table:table-cell>
          <table:table-cell office:value-type="float" office:value="-476" calcext:value-type="float">
            <text:p>-476</text:p>
          </table:table-cell>
          <table:table-cell office:value-type="float" office:value="154" calcext:value-type="float">
            <text:p>154</text:p>
          </table:table-cell>
          <table:table-cell office:value-type="float" office:value="-139" calcext:value-type="float">
            <text:p>-139</text:p>
          </table:table-cell>
          <table:table-cell/>
          <table:table-cell table:formula="of:=[.D202]*[.$F$1]" office:value-type="float" office:value="-89.247314227422" calcext:value-type="float">
            <text:p>-89.247314227422</text:p>
          </table:table-cell>
        </table:table-row>
        <table:table-row table:style-name="ro1">
          <table:table-cell office:value-type="float" office:value="20.8041" calcext:value-type="float">
            <text:p>20.8041</text:p>
          </table:table-cell>
          <table:table-cell office:value-type="float" office:value="-471" calcext:value-type="float">
            <text:p>-471</text:p>
          </table:table-cell>
          <table:table-cell office:value-type="float" office:value="141" calcext:value-type="float">
            <text:p>141</text:p>
          </table:table-cell>
          <table:table-cell office:value-type="float" office:value="-161" calcext:value-type="float">
            <text:p>-161</text:p>
          </table:table-cell>
          <table:table-cell/>
          <table:table-cell table:formula="of:=[.D203]*[.$F$1]" office:value-type="float" office:value="-103.37278842169" calcext:value-type="float">
            <text:p>-103.37278842169</text:p>
          </table:table-cell>
        </table:table-row>
        <table:table-row table:style-name="ro1">
          <table:table-cell office:value-type="float" office:value="20.8831" calcext:value-type="float">
            <text:p>20.8831</text:p>
          </table:table-cell>
          <table:table-cell office:value-type="float" office:value="-473" calcext:value-type="float">
            <text:p>-473</text:p>
          </table:table-cell>
          <table:table-cell office:value-type="float" office:value="123" calcext:value-type="float">
            <text:p>123</text:p>
          </table:table-cell>
          <table:table-cell office:value-type="float" office:value="-183" calcext:value-type="float">
            <text:p>-183</text:p>
          </table:table-cell>
          <table:table-cell/>
          <table:table-cell table:formula="of:=[.D204]*[.$F$1]" office:value-type="float" office:value="-117.498262615958" calcext:value-type="float">
            <text:p>-117.498262615958</text:p>
          </table:table-cell>
        </table:table-row>
        <table:table-row table:style-name="ro1">
          <table:table-cell office:value-type="float" office:value="20.962" calcext:value-type="float">
            <text:p>20.962</text:p>
          </table:table-cell>
          <table:table-cell office:value-type="float" office:value="-469" calcext:value-type="float">
            <text:p>-469</text:p>
          </table:table-cell>
          <table:table-cell office:value-type="float" office:value="96" calcext:value-type="float">
            <text:p>96</text:p>
          </table:table-cell>
          <table:table-cell office:value-type="float" office:value="-215" calcext:value-type="float">
            <text:p>-215</text:p>
          </table:table-cell>
          <table:table-cell/>
          <table:table-cell table:formula="of:=[.D205]*[.$F$1]" office:value-type="float" office:value="-138.04440689853" calcext:value-type="float">
            <text:p>-138.04440689853</text:p>
          </table:table-cell>
        </table:table-row>
        <table:table-row table:style-name="ro1">
          <table:table-cell office:value-type="float" office:value="21.0411" calcext:value-type="float">
            <text:p>21.0411</text:p>
          </table:table-cell>
          <table:table-cell office:value-type="float" office:value="-469" calcext:value-type="float">
            <text:p>-469</text:p>
          </table:table-cell>
          <table:table-cell office:value-type="float" office:value="81" calcext:value-type="float">
            <text:p>81</text:p>
          </table:table-cell>
          <table:table-cell office:value-type="float" office:value="-232" calcext:value-type="float">
            <text:p>-232</text:p>
          </table:table-cell>
          <table:table-cell/>
          <table:table-cell table:formula="of:=[.D206]*[.$F$1]" office:value-type="float" office:value="-148.959546048647" calcext:value-type="float">
            <text:p>-148.95954604864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-470" calcext:value-type="float">
            <text:p>-470</text:p>
          </table:table-cell>
          <table:table-cell office:value-type="float" office:value="68" calcext:value-type="float">
            <text:p>68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[.D207]*[.$F$1]" office:value-type="float" office:value="-157.306417163442" calcext:value-type="float">
            <text:p>-157.306417163442</text:p>
          </table:table-cell>
        </table:table-row>
        <table:table-row table:style-name="ro1">
          <table:table-cell office:value-type="float" office:value="21.199" calcext:value-type="float">
            <text:p>21.199</text:p>
          </table:table-cell>
          <table:table-cell office:value-type="float" office:value="-472" calcext:value-type="float">
            <text:p>-472</text:p>
          </table:table-cell>
          <table:table-cell office:value-type="float" office:value="51" calcext:value-type="float">
            <text:p>51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D208]*[.$F$1]" office:value-type="float" office:value="-165.653288278237" calcext:value-type="float">
            <text:p>-165.653288278237</text:p>
          </table:table-cell>
        </table:table-row>
        <table:table-row table:style-name="ro1">
          <table:table-cell office:value-type="float" office:value="21.2781" calcext:value-type="float">
            <text:p>21.2781</text:p>
          </table:table-cell>
          <table:table-cell office:value-type="float" office:value="-472" calcext:value-type="float">
            <text:p>-472</text:p>
          </table:table-cell>
          <table:table-cell office:value-type="float" office:value="35" calcext:value-type="float">
            <text:p>35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[.D209]*[.$F$1]" office:value-type="float" office:value="-172.07395836654" calcext:value-type="float">
            <text:p>-172.07395836654</text:p>
          </table:table-cell>
        </table:table-row>
        <table:table-row table:style-name="ro1">
          <table:table-cell office:value-type="float" office:value="21.3571" calcext:value-type="float">
            <text:p>21.3571</text:p>
          </table:table-cell>
          <table:table-cell office:value-type="float" office:value="-470" calcext:value-type="float">
            <text:p>-470</text:p>
          </table:table-cell>
          <table:table-cell office:value-type="float" office:value="22" calcext:value-type="float">
            <text:p>22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[.D210]*[.$F$1]" office:value-type="float" office:value="-175.926360419522" calcext:value-type="float">
            <text:p>-175.926360419522</text:p>
          </table:table-cell>
        </table:table-row>
        <table:table-row table:style-name="ro1">
          <table:table-cell office:value-type="float" office:value="21.4361" calcext:value-type="float">
            <text:p>21.4361</text:p>
          </table:table-cell>
          <table:table-cell office:value-type="float" office:value="-470" calcext:value-type="float">
            <text:p>-470</text:p>
          </table:table-cell>
          <table:table-cell office:value-type="float" office:value="-1" calcext:value-type="float">
            <text:p>-1</text:p>
          </table:table-cell>
          <table:table-cell office:value-type="float" office:value="-282" calcext:value-type="float">
            <text:p>-282</text:p>
          </table:table-cell>
          <table:table-cell/>
          <table:table-cell table:formula="of:=[.D211]*[.$F$1]" office:value-type="float" office:value="-181.062896490165" calcext:value-type="float">
            <text:p>-181.062896490165</text:p>
          </table:table-cell>
        </table:table-row>
        <table:table-row table:style-name="ro1">
          <table:table-cell office:value-type="float" office:value="21.5151" calcext:value-type="float">
            <text:p>21.5151</text:p>
          </table:table-cell>
          <table:table-cell office:value-type="float" office:value="-468" calcext:value-type="float">
            <text:p>-468</text:p>
          </table:table-cell>
          <table:table-cell office:value-type="float" office:value="-26" calcext:value-type="float">
            <text:p>-26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D212]*[.$F$1]" office:value-type="float" office:value="-186.199432560808" calcext:value-type="float">
            <text:p>-186.199432560808</text:p>
          </table:table-cell>
        </table:table-row>
        <table:table-row table:style-name="ro1">
          <table:table-cell office:value-type="float" office:value="21.5943" calcext:value-type="float">
            <text:p>21.5943</text:p>
          </table:table-cell>
          <table:table-cell office:value-type="float" office:value="-468" calcext:value-type="float">
            <text:p>-468</text:p>
          </table:table-cell>
          <table:table-cell office:value-type="float" office:value="-55" calcext:value-type="float">
            <text:p>-55</text:p>
          </table:table-cell>
          <table:table-cell office:value-type="float" office:value="-297" calcext:value-type="float">
            <text:p>-297</text:p>
          </table:table-cell>
          <table:table-cell/>
          <table:table-cell table:formula="of:=[.D213]*[.$F$1]" office:value-type="float" office:value="-190.693901622621" calcext:value-type="float">
            <text:p>-190.693901622621</text:p>
          </table:table-cell>
        </table:table-row>
        <table:table-row table:style-name="ro1">
          <table:table-cell office:value-type="float" office:value="21.6735" calcext:value-type="float">
            <text:p>21.6735</text:p>
          </table:table-cell>
          <table:table-cell office:value-type="float" office:value="-465" calcext:value-type="float">
            <text:p>-465</text:p>
          </table:table-cell>
          <table:table-cell office:value-type="float" office:value="-87" calcext:value-type="float">
            <text:p>-87</text:p>
          </table:table-cell>
          <table:table-cell office:value-type="float" office:value="-301" calcext:value-type="float">
            <text:p>-301</text:p>
          </table:table-cell>
          <table:table-cell/>
          <table:table-cell table:formula="of:=[.D214]*[.$F$1]" office:value-type="float" office:value="-193.262169657943" calcext:value-type="float">
            <text:p>-193.262169657943</text:p>
          </table:table-cell>
        </table:table-row>
        <table:table-row table:style-name="ro1">
          <table:table-cell office:value-type="float" office:value="21.7521" calcext:value-type="float">
            <text:p>21.7521</text:p>
          </table:table-cell>
          <table:table-cell office:value-type="float" office:value="-465" calcext:value-type="float">
            <text:p>-465</text:p>
          </table:table-cell>
          <table:table-cell office:value-type="float" office:value="-107" calcext:value-type="float">
            <text:p>-107</text:p>
          </table:table-cell>
          <table:table-cell office:value-type="float" office:value="-301" calcext:value-type="float">
            <text:p>-301</text:p>
          </table:table-cell>
          <table:table-cell/>
          <table:table-cell table:formula="of:=[.D215]*[.$F$1]" office:value-type="float" office:value="-193.262169657943" calcext:value-type="float">
            <text:p>-193.262169657943</text:p>
          </table:table-cell>
        </table:table-row>
        <table:table-row table:style-name="ro1">
          <table:table-cell office:value-type="float" office:value="21.8311" calcext:value-type="float">
            <text:p>21.8311</text:p>
          </table:table-cell>
          <table:table-cell office:value-type="float" office:value="-465" calcext:value-type="float">
            <text:p>-465</text:p>
          </table:table-cell>
          <table:table-cell office:value-type="float" office:value="-123" calcext:value-type="float">
            <text:p>-123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[.D216]*[.$F$1]" office:value-type="float" office:value="-192.620102649112" calcext:value-type="float">
            <text:p>-192.620102649112</text:p>
          </table:table-cell>
        </table:table-row>
        <table:table-row table:style-name="ro1">
          <table:table-cell office:value-type="float" office:value="21.9104" calcext:value-type="float">
            <text:p>21.9104</text:p>
          </table:table-cell>
          <table:table-cell office:value-type="float" office:value="-465" calcext:value-type="float">
            <text:p>-465</text:p>
          </table:table-cell>
          <table:table-cell office:value-type="float" office:value="-129" calcext:value-type="float">
            <text:p>-129</text:p>
          </table:table-cell>
          <table:table-cell office:value-type="float" office:value="-299" calcext:value-type="float">
            <text:p>-299</text:p>
          </table:table-cell>
          <table:table-cell/>
          <table:table-cell table:formula="of:=[.D217]*[.$F$1]" office:value-type="float" office:value="-191.978035640282" calcext:value-type="float">
            <text:p>-191.978035640282</text:p>
          </table:table-cell>
        </table:table-row>
        <table:table-row table:style-name="ro1">
          <table:table-cell office:value-type="float" office:value="21.9895" calcext:value-type="float">
            <text:p>21.9895</text:p>
          </table:table-cell>
          <table:table-cell office:value-type="float" office:value="-462" calcext:value-type="float">
            <text:p>-462</text:p>
          </table:table-cell>
          <table:table-cell office:value-type="float" office:value="-144" calcext:value-type="float">
            <text:p>-144</text:p>
          </table:table-cell>
          <table:table-cell office:value-type="float" office:value="-295" calcext:value-type="float">
            <text:p>-295</text:p>
          </table:table-cell>
          <table:table-cell/>
          <table:table-cell table:formula="of:=[.D218]*[.$F$1]" office:value-type="float" office:value="-189.40976760496" calcext:value-type="float">
            <text:p>-189.40976760496</text:p>
          </table:table-cell>
        </table:table-row>
        <table:table-row table:style-name="ro1">
          <table:table-cell office:value-type="float" office:value="22.068" calcext:value-type="float">
            <text:p>22.068</text:p>
          </table:table-cell>
          <table:table-cell office:value-type="float" office:value="-463" calcext:value-type="float">
            <text:p>-463</text:p>
          </table:table-cell>
          <table:table-cell office:value-type="float" office:value="-154" calcext:value-type="float">
            <text:p>-154</text:p>
          </table:table-cell>
          <table:table-cell office:value-type="float" office:value="-294" calcext:value-type="float">
            <text:p>-294</text:p>
          </table:table-cell>
          <table:table-cell/>
          <table:table-cell table:formula="of:=[.D219]*[.$F$1]" office:value-type="float" office:value="-188.76770059613" calcext:value-type="float">
            <text:p>-188.76770059613</text:p>
          </table:table-cell>
        </table:table-row>
        <table:table-row table:style-name="ro1">
          <table:table-cell office:value-type="float" office:value="22.1472" calcext:value-type="float">
            <text:p>22.1472</text:p>
          </table:table-cell>
          <table:table-cell office:value-type="float" office:value="-464" calcext:value-type="float">
            <text:p>-464</text:p>
          </table:table-cell>
          <table:table-cell office:value-type="float" office:value="-166" calcext:value-type="float">
            <text:p>-166</text:p>
          </table:table-cell>
          <table:table-cell office:value-type="float" office:value="-292" calcext:value-type="float">
            <text:p>-292</text:p>
          </table:table-cell>
          <table:table-cell/>
          <table:table-cell table:formula="of:=[.D220]*[.$F$1]" office:value-type="float" office:value="-187.483566578469" calcext:value-type="float">
            <text:p>-187.483566578469</text:p>
          </table:table-cell>
        </table:table-row>
        <table:table-row table:style-name="ro1">
          <table:table-cell office:value-type="float" office:value="22.2264" calcext:value-type="float">
            <text:p>22.2264</text:p>
          </table:table-cell>
          <table:table-cell office:value-type="float" office:value="-462" calcext:value-type="float">
            <text:p>-462</text:p>
          </table:table-cell>
          <table:table-cell office:value-type="float" office:value="-188" calcext:value-type="float">
            <text:p>-188</text:p>
          </table:table-cell>
          <table:table-cell office:value-type="float" office:value="-289" calcext:value-type="float">
            <text:p>-289</text:p>
          </table:table-cell>
          <table:table-cell/>
          <table:table-cell table:formula="of:=[.D221]*[.$F$1]" office:value-type="float" office:value="-185.557365551978" calcext:value-type="float">
            <text:p>-185.557365551978</text:p>
          </table:table-cell>
        </table:table-row>
        <table:table-row table:style-name="ro1">
          <table:table-cell office:value-type="float" office:value="22.3055" calcext:value-type="float">
            <text:p>22.3055</text:p>
          </table:table-cell>
          <table:table-cell office:value-type="float" office:value="-458" calcext:value-type="float">
            <text:p>-458</text:p>
          </table:table-cell>
          <table:table-cell office:value-type="float" office:value="-202" calcext:value-type="float">
            <text:p>-202</text:p>
          </table:table-cell>
          <table:table-cell office:value-type="float" office:value="-286" calcext:value-type="float">
            <text:p>-286</text:p>
          </table:table-cell>
          <table:table-cell/>
          <table:table-cell table:formula="of:=[.D222]*[.$F$1]" office:value-type="float" office:value="-183.631164525487" calcext:value-type="float">
            <text:p>-183.631164525487</text:p>
          </table:table-cell>
        </table:table-row>
        <table:table-row table:style-name="ro1">
          <table:table-cell office:value-type="float" office:value="22.384" calcext:value-type="float">
            <text:p>22.384</text:p>
          </table:table-cell>
          <table:table-cell office:value-type="float" office:value="-464" calcext:value-type="float">
            <text:p>-464</text:p>
          </table:table-cell>
          <table:table-cell office:value-type="float" office:value="-210" calcext:value-type="float">
            <text:p>-210</text:p>
          </table:table-cell>
          <table:table-cell office:value-type="float" office:value="-281" calcext:value-type="float">
            <text:p>-281</text:p>
          </table:table-cell>
          <table:table-cell/>
          <table:table-cell table:formula="of:=[.D223]*[.$F$1]" office:value-type="float" office:value="-180.420829481335" calcext:value-type="float">
            <text:p>-180.420829481335</text:p>
          </table:table-cell>
        </table:table-row>
        <table:table-row table:style-name="ro1">
          <table:table-cell office:value-type="float" office:value="22.4631" calcext:value-type="float">
            <text:p>22.4631</text:p>
          </table:table-cell>
          <table:table-cell office:value-type="float" office:value="-464" calcext:value-type="float">
            <text:p>-464</text:p>
          </table:table-cell>
          <table:table-cell office:value-type="float" office:value="-216" calcext:value-type="float">
            <text:p>-216</text:p>
          </table:table-cell>
          <table:table-cell office:value-type="float" office:value="-276" calcext:value-type="float">
            <text:p>-276</text:p>
          </table:table-cell>
          <table:table-cell/>
          <table:table-cell table:formula="of:=[.D224]*[.$F$1]" office:value-type="float" office:value="-177.210494437183" calcext:value-type="float">
            <text:p>-177.210494437183</text:p>
          </table:table-cell>
        </table:table-row>
        <table:table-row table:style-name="ro1">
          <table:table-cell office:value-type="float" office:value="22.5424" calcext:value-type="float">
            <text:p>22.5424</text:p>
          </table:table-cell>
          <table:table-cell office:value-type="float" office:value="-463" calcext:value-type="float">
            <text:p>-463</text:p>
          </table:table-cell>
          <table:table-cell office:value-type="float" office:value="-228" calcext:value-type="float">
            <text:p>-228</text:p>
          </table:table-cell>
          <table:table-cell office:value-type="float" office:value="-271" calcext:value-type="float">
            <text:p>-271</text:p>
          </table:table-cell>
          <table:table-cell/>
          <table:table-cell table:formula="of:=[.D225]*[.$F$1]" office:value-type="float" office:value="-174.000159393031" calcext:value-type="float">
            <text:p>-174.000159393031</text:p>
          </table:table-cell>
        </table:table-row>
        <table:table-row table:style-name="ro1">
          <table:table-cell office:value-type="float" office:value="22.6214" calcext:value-type="float">
            <text:p>22.6214</text:p>
          </table:table-cell>
          <table:table-cell office:value-type="float" office:value="-463" calcext:value-type="float">
            <text:p>-463</text:p>
          </table:table-cell>
          <table:table-cell office:value-type="float" office:value="-237" calcext:value-type="float">
            <text:p>-2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[.D226]*[.$F$1]" office:value-type="float" office:value="-169.505690331219" calcext:value-type="float">
            <text:p>-169.50569033121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462" calcext:value-type="float">
            <text:p>-462</text:p>
          </table:table-cell>
          <table:table-cell office:value-type="float" office:value="-248" calcext:value-type="float">
            <text:p>-248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D227]*[.$F$1]" office:value-type="float" office:value="-165.653288278237" calcext:value-type="float">
            <text:p>-165.653288278237</text:p>
          </table:table-cell>
        </table:table-row>
        <table:table-row table:style-name="ro1">
          <table:table-cell office:value-type="float" office:value="22.7791" calcext:value-type="float">
            <text:p>22.7791</text:p>
          </table:table-cell>
          <table:table-cell office:value-type="float" office:value="-461" calcext:value-type="float">
            <text:p>-461</text:p>
          </table:table-cell>
          <table:table-cell office:value-type="float" office:value="-254" calcext:value-type="float">
            <text:p>-254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[.D228]*[.$F$1]" office:value-type="float" office:value="-163.727087251745" calcext:value-type="float">
            <text:p>-163.727087251745</text:p>
          </table:table-cell>
        </table:table-row>
        <table:table-row table:style-name="ro1">
          <table:table-cell office:value-type="float" office:value="22.8581" calcext:value-type="float">
            <text:p>22.8581</text:p>
          </table:table-cell>
          <table:table-cell office:value-type="float" office:value="-460" calcext:value-type="float">
            <text:p>-460</text:p>
          </table:table-cell>
          <table:table-cell office:value-type="float" office:value="-260" calcext:value-type="float">
            <text:p>-260</text:p>
          </table:table-cell>
          <table:table-cell office:value-type="float" office:value="-250" calcext:value-type="float">
            <text:p>-250</text:p>
          </table:table-cell>
          <table:table-cell/>
          <table:table-cell table:formula="of:=[.D229]*[.$F$1]" office:value-type="float" office:value="-160.516752207593" calcext:value-type="float">
            <text:p>-160.516752207593</text:p>
          </table:table-cell>
        </table:table-row>
        <table:table-row table:style-name="ro1">
          <table:table-cell office:value-type="float" office:value="22.9371" calcext:value-type="float">
            <text:p>22.9371</text:p>
          </table:table-cell>
          <table:table-cell office:value-type="float" office:value="-462" calcext:value-type="float">
            <text:p>-462</text:p>
          </table:table-cell>
          <table:table-cell office:value-type="float" office:value="-268" calcext:value-type="float">
            <text:p>-268</text:p>
          </table:table-cell>
          <table:table-cell office:value-type="float" office:value="-243" calcext:value-type="float">
            <text:p>-243</text:p>
          </table:table-cell>
          <table:table-cell/>
          <table:table-cell table:formula="of:=[.D230]*[.$F$1]" office:value-type="float" office:value="-156.022283145781" calcext:value-type="float">
            <text:p>-156.022283145781</text:p>
          </table:table-cell>
        </table:table-row>
        <table:table-row table:style-name="ro1">
          <table:table-cell office:value-type="float" office:value="23.0161" calcext:value-type="float">
            <text:p>23.0161</text:p>
          </table:table-cell>
          <table:table-cell office:value-type="float" office:value="-463" calcext:value-type="float">
            <text:p>-463</text:p>
          </table:table-cell>
          <table:table-cell office:value-type="float" office:value="-278" calcext:value-type="float">
            <text:p>-27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[.D231]*[.$F$1]" office:value-type="float" office:value="-151.527814083968" calcext:value-type="float">
            <text:p>-151.527814083968</text:p>
          </table:table-cell>
        </table:table-row>
        <table:table-row table:style-name="ro1">
          <table:table-cell office:value-type="float" office:value="23.0951" calcext:value-type="float">
            <text:p>23.0951</text:p>
          </table:table-cell>
          <table:table-cell office:value-type="float" office:value="-463" calcext:value-type="float">
            <text:p>-463</text:p>
          </table:table-cell>
          <table:table-cell office:value-type="float" office:value="-281" calcext:value-type="float">
            <text:p>-281</text:p>
          </table:table-cell>
          <table:table-cell office:value-type="float" office:value="-233" calcext:value-type="float">
            <text:p>-233</text:p>
          </table:table-cell>
          <table:table-cell/>
          <table:table-cell table:formula="of:=[.D232]*[.$F$1]" office:value-type="float" office:value="-149.601613057477" calcext:value-type="float">
            <text:p>-149.601613057477</text:p>
          </table:table-cell>
        </table:table-row>
        <table:table-row table:style-name="ro1">
          <table:table-cell office:value-type="float" office:value="23.1744" calcext:value-type="float">
            <text:p>23.1744</text:p>
          </table:table-cell>
          <table:table-cell office:value-type="float" office:value="-464" calcext:value-type="float">
            <text:p>-464</text:p>
          </table:table-cell>
          <table:table-cell office:value-type="float" office:value="-285" calcext:value-type="float">
            <text:p>-285</text:p>
          </table:table-cell>
          <table:table-cell office:value-type="float" office:value="-227" calcext:value-type="float">
            <text:p>-227</text:p>
          </table:table-cell>
          <table:table-cell/>
          <table:table-cell table:formula="of:=[.D233]*[.$F$1]" office:value-type="float" office:value="-145.749211004495" calcext:value-type="float">
            <text:p>-145.749211004495</text:p>
          </table:table-cell>
        </table:table-row>
        <table:table-row table:style-name="ro1">
          <table:table-cell office:value-type="float" office:value="23.2531" calcext:value-type="float">
            <text:p>23.2531</text:p>
          </table:table-cell>
          <table:table-cell office:value-type="float" office:value="-463" calcext:value-type="float">
            <text:p>-463</text:p>
          </table:table-cell>
          <table:table-cell office:value-type="float" office:value="-288" calcext:value-type="float">
            <text:p>-288</text:p>
          </table:table-cell>
          <table:table-cell office:value-type="float" office:value="-224" calcext:value-type="float">
            <text:p>-224</text:p>
          </table:table-cell>
          <table:table-cell/>
          <table:table-cell table:formula="of:=[.D234]*[.$F$1]" office:value-type="float" office:value="-143.823009978004" calcext:value-type="float">
            <text:p>-143.823009978004</text:p>
          </table:table-cell>
        </table:table-row>
        <table:table-row table:style-name="ro1">
          <table:table-cell office:value-type="float" office:value="23.3321" calcext:value-type="float">
            <text:p>23.3321</text:p>
          </table:table-cell>
          <table:table-cell office:value-type="float" office:value="-465" calcext:value-type="float">
            <text:p>-465</text:p>
          </table:table-cell>
          <table:table-cell office:value-type="float" office:value="-293" calcext:value-type="float">
            <text:p>-293</text:p>
          </table:table-cell>
          <table:table-cell office:value-type="float" office:value="-221" calcext:value-type="float">
            <text:p>-221</text:p>
          </table:table-cell>
          <table:table-cell/>
          <table:table-cell table:formula="of:=[.D235]*[.$F$1]" office:value-type="float" office:value="-141.896808951513" calcext:value-type="float">
            <text:p>-141.896808951513</text:p>
          </table:table-cell>
        </table:table-row>
        <table:table-row table:style-name="ro1">
          <table:table-cell office:value-type="float" office:value="23.4111" calcext:value-type="float">
            <text:p>23.4111</text:p>
          </table:table-cell>
          <table:table-cell office:value-type="float" office:value="-466" calcext:value-type="float">
            <text:p>-466</text:p>
          </table:table-cell>
          <table:table-cell office:value-type="float" office:value="-295" calcext:value-type="float">
            <text:p>-295</text:p>
          </table:table-cell>
          <table:table-cell office:value-type="float" office:value="-220" calcext:value-type="float">
            <text:p>-220</text:p>
          </table:table-cell>
          <table:table-cell/>
          <table:table-cell table:formula="of:=[.D236]*[.$F$1]" office:value-type="float" office:value="-141.254741942682" calcext:value-type="float">
            <text:p>-141.254741942682</text:p>
          </table:table-cell>
        </table:table-row>
        <table:table-row table:style-name="ro1">
          <table:table-cell office:value-type="float" office:value="23.4901" calcext:value-type="float">
            <text:p>23.4901</text:p>
          </table:table-cell>
          <table:table-cell office:value-type="float" office:value="-463" calcext:value-type="float">
            <text:p>-463</text:p>
          </table:table-cell>
          <table:table-cell office:value-type="float" office:value="-303" calcext:value-type="float">
            <text:p>-303</text:p>
          </table:table-cell>
          <table:table-cell office:value-type="float" office:value="-214" calcext:value-type="float">
            <text:p>-214</text:p>
          </table:table-cell>
          <table:table-cell/>
          <table:table-cell table:formula="of:=[.D237]*[.$F$1]" office:value-type="float" office:value="-137.4023398897" calcext:value-type="float">
            <text:p>-137.4023398897</text:p>
          </table:table-cell>
        </table:table-row>
        <table:table-row table:style-name="ro1">
          <table:table-cell office:value-type="float" office:value="23.5691" calcext:value-type="float">
            <text:p>23.5691</text:p>
          </table:table-cell>
          <table:table-cell office:value-type="float" office:value="-461" calcext:value-type="float">
            <text:p>-461</text:p>
          </table:table-cell>
          <table:table-cell office:value-type="float" office:value="-305" calcext:value-type="float">
            <text:p>-305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38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3.6481" calcext:value-type="float">
            <text:p>23.6481</text:p>
          </table:table-cell>
          <table:table-cell office:value-type="float" office:value="-462" calcext:value-type="float">
            <text:p>-462</text:p>
          </table:table-cell>
          <table:table-cell office:value-type="float" office:value="-307" calcext:value-type="float">
            <text:p>-307</text:p>
          </table:table-cell>
          <table:table-cell office:value-type="float" office:value="-212" calcext:value-type="float">
            <text:p>-212</text:p>
          </table:table-cell>
          <table:table-cell/>
          <table:table-cell table:formula="of:=[.D239]*[.$F$1]" office:value-type="float" office:value="-136.118205872039" calcext:value-type="float">
            <text:p>-136.118205872039</text:p>
          </table:table-cell>
        </table:table-row>
        <table:table-row table:style-name="ro1">
          <table:table-cell office:value-type="float" office:value="23.7271" calcext:value-type="float">
            <text:p>23.7271</text:p>
          </table:table-cell>
          <table:table-cell office:value-type="float" office:value="-464" calcext:value-type="float">
            <text:p>-464</text:p>
          </table:table-cell>
          <table:table-cell office:value-type="float" office:value="-306" calcext:value-type="float">
            <text:p>-306</text:p>
          </table:table-cell>
          <table:table-cell office:value-type="float" office:value="-212" calcext:value-type="float">
            <text:p>-212</text:p>
          </table:table-cell>
          <table:table-cell/>
          <table:table-cell table:formula="of:=[.D240]*[.$F$1]" office:value-type="float" office:value="-136.118205872039" calcext:value-type="float">
            <text:p>-136.118205872039</text:p>
          </table:table-cell>
        </table:table-row>
        <table:table-row table:style-name="ro1">
          <table:table-cell office:value-type="float" office:value="23.8064" calcext:value-type="float">
            <text:p>23.8064</text:p>
          </table:table-cell>
          <table:table-cell office:value-type="float" office:value="-463" calcext:value-type="float">
            <text:p>-463</text:p>
          </table:table-cell>
          <table:table-cell office:value-type="float" office:value="-306" calcext:value-type="float">
            <text:p>-306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41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3.885" calcext:value-type="float">
            <text:p>23.885</text:p>
          </table:table-cell>
          <table:table-cell office:value-type="float" office:value="-464" calcext:value-type="float">
            <text:p>-464</text:p>
          </table:table-cell>
          <table:table-cell office:value-type="float" office:value="-306" calcext:value-type="float">
            <text:p>-306</text:p>
          </table:table-cell>
          <table:table-cell office:value-type="float" office:value="-212" calcext:value-type="float">
            <text:p>-212</text:p>
          </table:table-cell>
          <table:table-cell/>
          <table:table-cell table:formula="of:=[.D242]*[.$F$1]" office:value-type="float" office:value="-136.118205872039" calcext:value-type="float">
            <text:p>-136.118205872039</text:p>
          </table:table-cell>
        </table:table-row>
        <table:table-row table:style-name="ro1">
          <table:table-cell office:value-type="float" office:value="23.9641" calcext:value-type="float">
            <text:p>23.9641</text:p>
          </table:table-cell>
          <table:table-cell office:value-type="float" office:value="-465" calcext:value-type="float">
            <text:p>-465</text:p>
          </table:table-cell>
          <table:table-cell office:value-type="float" office:value="-307" calcext:value-type="float">
            <text:p>-307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43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4.0431" calcext:value-type="float">
            <text:p>24.0431</text:p>
          </table:table-cell>
          <table:table-cell office:value-type="float" office:value="-465" calcext:value-type="float">
            <text:p>-465</text:p>
          </table:table-cell>
          <table:table-cell office:value-type="float" office:value="-306" calcext:value-type="float">
            <text:p>-306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44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4.122" calcext:value-type="float">
            <text:p>24.122</text:p>
          </table:table-cell>
          <table:table-cell office:value-type="float" office:value="-465" calcext:value-type="float">
            <text:p>-465</text:p>
          </table:table-cell>
          <table:table-cell office:value-type="float" office:value="-306" calcext:value-type="float">
            <text:p>-306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45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4.2011" calcext:value-type="float">
            <text:p>24.2011</text:p>
          </table:table-cell>
          <table:table-cell office:value-type="float" office:value="-465" calcext:value-type="float">
            <text:p>-465</text:p>
          </table:table-cell>
          <table:table-cell office:value-type="float" office:value="-308" calcext:value-type="float">
            <text:p>-308</text:p>
          </table:table-cell>
          <table:table-cell office:value-type="float" office:value="-209" calcext:value-type="float">
            <text:p>-209</text:p>
          </table:table-cell>
          <table:table-cell/>
          <table:table-cell table:formula="of:=[.D246]*[.$F$1]" office:value-type="float" office:value="-134.192004845548" calcext:value-type="float">
            <text:p>-134.192004845548</text:p>
          </table:table-cell>
        </table:table-row>
        <table:table-row table:style-name="ro1">
          <table:table-cell office:value-type="float" office:value="24.2802" calcext:value-type="float">
            <text:p>24.2802</text:p>
          </table:table-cell>
          <table:table-cell office:value-type="float" office:value="-465" calcext:value-type="float">
            <text:p>-465</text:p>
          </table:table-cell>
          <table:table-cell office:value-type="float" office:value="-306" calcext:value-type="float">
            <text:p>-306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47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4.359" calcext:value-type="float">
            <text:p>24.359</text:p>
          </table:table-cell>
          <table:table-cell office:value-type="float" office:value="-466" calcext:value-type="float">
            <text:p>-466</text:p>
          </table:table-cell>
          <table:table-cell office:value-type="float" office:value="-307" calcext:value-type="float">
            <text:p>-307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48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4.438" calcext:value-type="float">
            <text:p>24.438</text:p>
          </table:table-cell>
          <table:table-cell office:value-type="float" office:value="-464" calcext:value-type="float">
            <text:p>-464</text:p>
          </table:table-cell>
          <table:table-cell office:value-type="float" office:value="-306" calcext:value-type="float">
            <text:p>-306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49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4.517" calcext:value-type="float">
            <text:p>24.517</text:p>
          </table:table-cell>
          <table:table-cell office:value-type="float" office:value="-465" calcext:value-type="float">
            <text:p>-465</text:p>
          </table:table-cell>
          <table:table-cell office:value-type="float" office:value="-306" calcext:value-type="float">
            <text:p>-306</text:p>
          </table:table-cell>
          <table:table-cell office:value-type="float" office:value="-208" calcext:value-type="float">
            <text:p>-208</text:p>
          </table:table-cell>
          <table:table-cell/>
          <table:table-cell table:formula="of:=[.D250]*[.$F$1]" office:value-type="float" office:value="-133.549937836718" calcext:value-type="float">
            <text:p>-133.549937836718</text:p>
          </table:table-cell>
        </table:table-row>
        <table:table-row table:style-name="ro1">
          <table:table-cell office:value-type="float" office:value="24.5961" calcext:value-type="float">
            <text:p>24.5961</text:p>
          </table:table-cell>
          <table:table-cell office:value-type="float" office:value="-467" calcext:value-type="float">
            <text:p>-467</text:p>
          </table:table-cell>
          <table:table-cell office:value-type="float" office:value="-306" calcext:value-type="float">
            <text:p>-306</text:p>
          </table:table-cell>
          <table:table-cell office:value-type="float" office:value="-209" calcext:value-type="float">
            <text:p>-209</text:p>
          </table:table-cell>
          <table:table-cell/>
          <table:table-cell table:formula="of:=[.D251]*[.$F$1]" office:value-type="float" office:value="-134.192004845548" calcext:value-type="float">
            <text:p>-134.192004845548</text:p>
          </table:table-cell>
        </table:table-row>
        <table:table-row table:style-name="ro1">
          <table:table-cell office:value-type="float" office:value="24.6751" calcext:value-type="float">
            <text:p>24.6751</text:p>
          </table:table-cell>
          <table:table-cell office:value-type="float" office:value="-465" calcext:value-type="float">
            <text:p>-465</text:p>
          </table:table-cell>
          <table:table-cell office:value-type="float" office:value="-307" calcext:value-type="float">
            <text:p>-307</text:p>
          </table:table-cell>
          <table:table-cell office:value-type="float" office:value="-212" calcext:value-type="float">
            <text:p>-212</text:p>
          </table:table-cell>
          <table:table-cell/>
          <table:table-cell table:formula="of:=[.D252]*[.$F$1]" office:value-type="float" office:value="-136.118205872039" calcext:value-type="float">
            <text:p>-136.118205872039</text:p>
          </table:table-cell>
        </table:table-row>
        <table:table-row table:style-name="ro1">
          <table:table-cell office:value-type="float" office:value="24.754" calcext:value-type="float">
            <text:p>24.754</text:p>
          </table:table-cell>
          <table:table-cell office:value-type="float" office:value="-465" calcext:value-type="float">
            <text:p>-465</text:p>
          </table:table-cell>
          <table:table-cell office:value-type="float" office:value="-305" calcext:value-type="float">
            <text:p>-305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53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4.8331" calcext:value-type="float">
            <text:p>24.8331</text:p>
          </table:table-cell>
          <table:table-cell office:value-type="float" office:value="-465" calcext:value-type="float">
            <text:p>-465</text:p>
          </table:table-cell>
          <table:table-cell office:value-type="float" office:value="-305" calcext:value-type="float">
            <text:p>-305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D254]*[.$F$1]" office:value-type="float" office:value="-135.476138863209" calcext:value-type="float">
            <text:p>-135.476138863209</text:p>
          </table:table-cell>
        </table:table-row>
        <table:table-row table:style-name="ro1">
          <table:table-cell office:value-type="float" office:value="24.9121" calcext:value-type="float">
            <text:p>24.9121</text:p>
          </table:table-cell>
          <table:table-cell office:value-type="float" office:value="-467" calcext:value-type="float">
            <text:p>-467</text:p>
          </table:table-cell>
          <table:table-cell office:value-type="float" office:value="-304" calcext:value-type="float">
            <text:p>-304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55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4.9911" calcext:value-type="float">
            <text:p>24.9911</text:p>
          </table:table-cell>
          <table:table-cell office:value-type="float" office:value="-467" calcext:value-type="float">
            <text:p>-467</text:p>
          </table:table-cell>
          <table:table-cell office:value-type="float" office:value="-304" calcext:value-type="float">
            <text:p>-304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56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-467" calcext:value-type="float">
            <text:p>-467</text:p>
          </table:table-cell>
          <table:table-cell office:value-type="float" office:value="-305" calcext:value-type="float">
            <text:p>-305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D257]*[.$F$1]" office:value-type="float" office:value="-134.834071854379" calcext:value-type="float">
            <text:p>-134.834071854379</text:p>
          </table:table-cell>
        </table:table-row>
        <table:table-row table:style-name="ro1">
          <table:table-cell office:value-type="float" office:value="25.1491" calcext:value-type="float">
            <text:p>25.1491</text:p>
          </table:table-cell>
          <table:table-cell office:value-type="float" office:value="-467" calcext:value-type="float">
            <text:p>-467</text:p>
          </table:table-cell>
          <table:table-cell office:value-type="float" office:value="-305" calcext:value-type="float">
            <text:p>-305</text:p>
          </table:table-cell>
          <table:table-cell office:value-type="float" office:value="-209" calcext:value-type="float">
            <text:p>-209</text:p>
          </table:table-cell>
          <table:table-cell/>
          <table:table-cell table:formula="of:=[.D258]*[.$F$1]" office:value-type="float" office:value="-134.192004845548" calcext:value-type="float">
            <text:p>-134.192004845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0T22:00:20.456032164</dc:date>
    <meta:editing-duration>PT16M26S</meta:editing-duration>
    <meta:editing-cycles>1</meta:editing-cycles>
    <meta:document-statistic meta:table-count="1" meta:cell-count="1290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'data_2022-09-20-01'.F2:'data_2022-09-20-01'.F258 'data_2022-09-20-01'.C2:'data_2022-09-20-01'.C258" svg:x="0.318cm" svg:y="0.18cm" svg:width="10.654cm" svg:height="8.636cm">
          <chart:coordinate-region svg:x="0.649cm" svg:y="0.379cm" svg:width="10.043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_2022-09-20-01'.C2:'data_2022-09-20-01'.C258" chart:class="chart:scatter">
            <chart:domain table:cell-range-address="'data_2022-09-20-01'.F2:'data_2022-09-20-01'.F258"/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6.937422295897">
                <text:p>-166.937422295897</text:p>
                <draw:g>
                  <svg:desc>'data_2022-09-20-01'.F2:'data_2022-09-20-01'.F258</svg:desc>
                </draw:g>
              </table:table-cell>
              <table:table-cell office:value-type="float" office:value="-173">
                <text:p>-173</text:p>
                <draw:g>
                  <svg:desc>'data_2022-09-20-01'.C2:'data_2022-09-20-01'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7.579489304728">
                <text:p>-167.57948930472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6.295355287067">
                <text:p>-166.29535528706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6.937422295897">
                <text:p>-166.93742229589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6.937422295897">
                <text:p>-166.937422295897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6.937422295897">
                <text:p>-166.93742229589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7.579489304728">
                <text:p>-167.579489304728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3.727087251745">
                <text:p>-163.72708725174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.590551181102">
                <text:p>-158.590551181102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0.243680066307">
                <text:p>-150.24368006630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9.40976760496">
                <text:p>-189.40976760496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1.978035640282">
                <text:p>-191.97803564028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3.904236666773">
                <text:p>-193.90423666677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4.546303675603">
                <text:p>-194.546303675603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4.546303675603">
                <text:p>-194.54630367560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3.904236666773">
                <text:p>-193.90423666677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3.904236666773">
                <text:p>-193.90423666677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.546303675603">
                <text:p>-194.54630367560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3.904236666773">
                <text:p>-193.90423666677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2.620102649112">
                <text:p>-192.62010264911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0.051834613791">
                <text:p>-190.05183461379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8.76770059613">
                <text:p>-188.767700596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6.199432560808">
                <text:p>-186.1994325608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3.631164525487">
                <text:p>-183.63116452548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1.704963498996">
                <text:p>-181.704963498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9.136695463674">
                <text:p>-179.136695463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5.926360419522">
                <text:p>-175.9263604195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2.716025375371">
                <text:p>-172.7160253753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0.789824348879">
                <text:p>-170.7898243488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8.221556313558">
                <text:p>-168.2215563135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5.011221269406">
                <text:p>-165.0112212694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0.516752207593">
                <text:p>-160.5167522075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6.664350154611">
                <text:p>-156.6643501546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0.243680066307">
                <text:p>-150.2436800663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.391278013325">
                <text:p>-146.3912780133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4.465076986834">
                <text:p>-144.465076986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0.612674933852">
                <text:p>-140.6126749338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2.265803819057">
                <text:p>-132.26580381905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6.487200739584">
                <text:p>-126.4872007395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6.214128598298">
                <text:p>-116.2141285982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4.656922439351">
                <text:p>-104.6569224393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8.8783193598776">
                <text:p>-98.87831935987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5.6679843157257">
                <text:p>-95.6679843157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2.4576492715739">
                <text:p>-92.45764927157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8.6052472185916">
                <text:p>-88.60524721859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1.5425101214575">
                <text:p>-81.54251012145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3.1956390066626">
                <text:p>-73.19563900666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4.2067008830374">
                <text:p>-64.20670088303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5.5867576269566">
                <text:p>-45.58675762695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.7454174503491">
                <text:p>-32.74541745034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.682680353215">
                <text:p>-25.6826803532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.7564793267238">
                <text:p>-23.75647932672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1882112914023">
                <text:p>-21.18821129140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7.9778762472505">
                <text:p>-17.97787624725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6.6937422295897">
                <text:p>-16.69374222958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6.0516752207594">
                <text:p>-16.05167522075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6199432560808">
                <text:p>-18.61994325608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49446906181262">
                <text:p>-4.49446906181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42067008830374">
                <text:p>-0.6420670088303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2067008830374">
                <text:p>0.6420670088303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7860307947337">
                <text:p>5.7786030794733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273072141286">
                <text:p>10.2730721412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1882112914023">
                <text:p>21.18821129140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8192164238579">
                <text:p>30.81921642385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2398865121617">
                <text:p>37.23988651216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3026236092958">
                <text:p>44.30262360929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0074277152603">
                <text:p>52.00742771526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5018967770729">
                <text:p>56.50189677707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3542988300551">
                <text:p>60.35429883005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9963658388855">
                <text:p>60.99636583888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.9225668653766">
                <text:p>62.92256686537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1329019095285">
                <text:p>66.1329019095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0591029360196">
                <text:p>68.0591029360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6273709713411">
                <text:p>70.6273709713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837706015493">
                <text:p>73.8377060154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.5425101214575">
                <text:p>81.54251012145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.8266441391182">
                <text:p>82.82664413911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0369791832701">
                <text:p>86.03697918327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6790461921005">
                <text:p>86.67904619210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247314227422">
                <text:p>89.247314227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1735152539131">
                <text:p>91.17351525391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.383850298065">
                <text:p>94.383850298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.9521183333865">
                <text:p>96.95211833338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.8783193598776">
                <text:p>98.8783193598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.162453377538">
                <text:p>100.162453377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.446587395199">
                <text:p>101.4465873951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.014855430521">
                <text:p>104.01485543052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.941056457012">
                <text:p>105.94105645701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.583123465842">
                <text:p>106.58312346584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.583123465842">
                <text:p>106.58312346584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.941056457012">
                <text:p>105.94105645701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941056457012">
                <text:p>105.9410564570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298989448181">
                <text:p>105.29898944818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088654404029">
                <text:p>102.088654404029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.8783193598776">
                <text:p>98.8783193598776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0259173068953">
                <text:p>95.025917306895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8893812362524">
                <text:p>89.889381236252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7528451656094">
                <text:p>84.752845165609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.2583761037967">
                <text:p>80.2583761037967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7639070419841">
                <text:p>75.763907041984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.3432369536804">
                <text:p>69.343236953680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.564633874207">
                <text:p>63.564633874207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8598297682425">
                <text:p>55.8598297682425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5129586534477">
                <text:p>47.5129586534477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4502215563136">
                <text:p>40.4502215563136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8930153973668">
                <text:p>28.8930153973668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546144282572">
                <text:p>20.546144282572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6937422295897">
                <text:p>16.6937422295897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834071854379">
                <text:p>13.4834071854379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2067008830374">
                <text:p>6.42067008830374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8413401766075">
                <text:p>1.28413401766075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.42067008830374">
                <text:p>-6.42067008830374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.1254741942682">
                <text:p>-14.1254741942682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4.3985463355542">
                <text:p>-24.3985463355542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2.1033504415187">
                <text:p>-32.1033504415187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.1660875386528">
                <text:p>-39.1660875386528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4.9446906181262">
                <text:p>-44.9446906181262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1.3653607064299">
                <text:p>-51.3653607064299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5.2177627594122">
                <text:p>-55.2177627594122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7.7860307947337">
                <text:p>-57.7860307947337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7.7860307947337">
                <text:p>-57.7860307947337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.0701648123944">
                <text:p>-59.0701648123944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9.0701648123944">
                <text:p>-59.070164812394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9.0701648123944">
                <text:p>-59.070164812394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8.428097803564">
                <text:p>-58.42809780356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7.1439637859033">
                <text:p>-57.1439637859033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7.1439637859033">
                <text:p>-57.1439637859033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7.7860307947337">
                <text:p>-57.7860307947337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9.0701648123944">
                <text:p>-59.0701648123944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9.0701648123944">
                <text:p>-59.070164812394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0.9963658388855">
                <text:p>-60.9963658388855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6.1329019095285">
                <text:p>-66.1329019095285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0.2583761037967">
                <text:p>-80.2583761037967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2.4576492715739">
                <text:p>-92.4576492715739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5.0259173068953">
                <text:p>-95.0259173068953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6.9521183333865">
                <text:p>-96.9521183333865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9.520386368708">
                <text:p>-99.520386368708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4.656922439351">
                <text:p>-104.656922439351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3.003793554146">
                <text:p>-113.003793554146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3.645860562976">
                <text:p>-113.645860562976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4.287927571807">
                <text:p>-114.28792757180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7.498262615958">
                <text:p>-117.498262615958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8.782396633619">
                <text:p>-118.782396633619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1.992731677771">
                <text:p>-121.992731677771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29.055468774905">
                <text:p>-129.055468774905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36.76027288087">
                <text:p>-136.76027288087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46.391278013325">
                <text:p>-146.391278013325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54.73814912812">
                <text:p>-154.7381491281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5.653288278237">
                <text:p>-165.65328827823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70.147757340049">
                <text:p>-170.14775734004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76.568427428353">
                <text:p>-176.568427428353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80.420829481335">
                <text:p>-180.42082948133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4.915298543148">
                <text:p>-184.91529854314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6.199432560808">
                <text:p>-186.19943256080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86.199432560808">
                <text:p>-186.19943256080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84.915298543148">
                <text:p>-184.91529854314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2.989097516657">
                <text:p>-182.98909751665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79.136695463674">
                <text:p>-179.13669546367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7.210494437183">
                <text:p>-177.2104944371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75.926360419522">
                <text:p>-175.926360419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71.43189135771">
                <text:p>-171.43189135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6.937422295897">
                <text:p>-166.9374222958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9.874685198763">
                <text:p>-159.8746851987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1.527814083968">
                <text:p>-151.52781408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5.107143995665">
                <text:p>-145.1071439956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7.771334757244">
                <text:p>-127.7713347572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9.42446364245">
                <text:p>-119.424463642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1.077592527655">
                <text:p>-111.0775925276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3.7417832892346">
                <text:p>-93.7417832892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0.9004431126271">
                <text:p>-80.90044311262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0.2583761037967">
                <text:p>-80.25837610379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3.1956390066626">
                <text:p>-73.19563900666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6.1329019095285">
                <text:p>-66.132901909528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0.9963658388855">
                <text:p>-60.99636583888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3.291561732921">
                <text:p>-53.29156173292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2.3764225828047">
                <text:p>-42.37642258280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2.1033504415187">
                <text:p>-32.10335044151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2.4723453090631">
                <text:p>-22.47234530906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3.4834071854379">
                <text:p>-13.48340718543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2067008830374">
                <text:p>0.6420670088303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9778762472505">
                <text:p>17.977876247250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8930153973668">
                <text:p>28.893015397366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.3136854856706">
                <text:p>35.31368548567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.155025662278">
                <text:p>48.1550256622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6494947240907">
                <text:p>52.6494947240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5756957505818">
                <text:p>54.57569575058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9336287417514">
                <text:p>53.93362874175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.4391596799388">
                <text:p>49.43915967993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7454174503491">
                <text:p>32.74541745034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13653607064299">
                <text:p>-5.1365360706429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4.3985463355542">
                <text:p>-24.39854633555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3.6605566004654">
                <text:p>-43.66055660046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2.2804998565463">
                <text:p>-62.28049985654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8.70116994485">
                <text:p>-68.701169944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9.3432369536804">
                <text:p>-69.343236953680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0.6273709713411">
                <text:p>-70.627370971341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6.4059740508145">
                <text:p>-76.40597405081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0.2583761037967">
                <text:p>-80.25837610379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5.3949121744397">
                <text:p>-85.39491217443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9.247314227422">
                <text:p>-89.2473142274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3.37278842169">
                <text:p>-103.372788421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7.498262615958">
                <text:p>-117.4982626159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38.04440689853">
                <text:p>-138.044406898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48.959546048647">
                <text:p>-148.9595460486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7.306417163442">
                <text:p>-157.3064171634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65.653288278237">
                <text:p>-165.6532882782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72.07395836654">
                <text:p>-172.073958366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75.926360419522">
                <text:p>-175.9263604195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81.062896490165">
                <text:p>-181.062896490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86.199432560808">
                <text:p>-186.19943256080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90.693901622621">
                <text:p>-190.69390162262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93.262169657943">
                <text:p>-193.26216965794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93.262169657943">
                <text:p>-193.26216965794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92.620102649112">
                <text:p>-192.62010264911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91.978035640282">
                <text:p>-191.97803564028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89.40976760496">
                <text:p>-189.40976760496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88.76770059613">
                <text:p>-188.7677005961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87.483566578469">
                <text:p>-187.48356657846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85.557365551978">
                <text:p>-185.55736555197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83.631164525487">
                <text:p>-183.63116452548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80.420829481335">
                <text:p>-180.42082948133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7.210494437183">
                <text:p>-177.21049443718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4.000159393031">
                <text:p>-174.000159393031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69.505690331219">
                <text:p>-169.505690331219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65.653288278237">
                <text:p>-165.653288278237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63.727087251745">
                <text:p>-163.727087251745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60.516752207593">
                <text:p>-160.51675220759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56.022283145781">
                <text:p>-156.022283145781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51.527814083968">
                <text:p>-151.52781408396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49.601613057477">
                <text:p>-149.601613057477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45.749211004495">
                <text:p>-145.74921100449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43.823009978004">
                <text:p>-143.823009978004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41.896808951513">
                <text:p>-141.89680895151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41.254741942682">
                <text:p>-141.254741942682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7.4023398897">
                <text:p>-137.4023398897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6.118205872039">
                <text:p>-136.118205872039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36.118205872039">
                <text:p>-136.11820587203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6.118205872039">
                <text:p>-136.11820587203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34.192004845548">
                <text:p>-134.192004845548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33.549937836718">
                <text:p>-133.54993783671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34.192004845548">
                <text:p>-134.19200484554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36.118205872039">
                <text:p>-136.118205872039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5.476138863209">
                <text:p>-135.47613886320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4.834071854379">
                <text:p>-134.83407185437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34.192004845548">
                <text:p>-134.192004845548</text:p>
              </table:table-cell>
              <table:table-cell office:value-type="float" office:value="-305">
                <text:p>-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